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Pie_20_de_20_página">
      <style:paragraph-properties fo:text-align="end" style:justify-single-word="false"/>
    </style:style>
    <style:style style:name="P2" style:family="paragraph" style:parent-style-name="Standard">
      <style:text-properties fo:font-size="16pt" style:font-size-asian="16pt" style:font-size-complex="16pt"/>
    </style:style>
    <style:style style:name="P3" style:family="paragraph" style:parent-style-name="Standard">
      <style:paragraph-properties fo:text-align="justify" style:justify-single-word="false"/>
      <style:text-properties fo:font-size="16pt" style:font-size-asian="16pt" style:font-size-complex="16pt"/>
    </style:style>
    <style:style style:name="P4" style:family="paragraph" style:parent-style-name="Standard">
      <style:paragraph-properties fo:line-height="150%"/>
    </style:style>
    <style:style style:name="P5" style:family="paragraph" style:parent-style-name="Standard">
      <style:paragraph-properties fo:line-height="150%" fo:text-align="justify" style:justify-single-word="false"/>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style:font-name="Arial" fo:font-size="14pt" style:font-size-asian="14pt" style:font-size-complex="14pt"/>
    </style:style>
    <style:style style:name="P8" style:family="paragraph" style:parent-style-name="Standard">
      <style:paragraph-properties fo:line-height="150%" fo:text-align="justify" style:justify-single-word="false"/>
      <style:text-properties style:font-name="Arial" fo:font-weight="bold" style:font-weight-asian="bold" style:font-name-complex="Arial"/>
    </style:style>
    <style:style style:name="P9" style:family="paragraph" style:parent-style-name="Standard">
      <style:paragraph-properties fo:text-align="justify" style:justify-single-word="false"/>
      <style:text-properties style:font-name="Arial" style:font-name-complex="Arial"/>
    </style:style>
    <style:style style:name="P10" style:family="paragraph" style:parent-style-name="Standard">
      <style:paragraph-properties fo:line-height="150%" fo:text-align="justify" style:justify-single-word="false"/>
      <style:text-properties style:font-name="Arial" style:font-name-complex="Arial"/>
    </style:style>
    <style:style style:name="P11" style:family="paragraph" style:parent-style-name="Standard">
      <style:paragraph-properties fo:line-height="150%" fo:text-align="justify" style:justify-single-word="false"/>
      <style:text-properties style:font-name="Arial"/>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size="10pt" style:font-size-asian="10pt" style:font-size-complex="10pt"/>
    </style:style>
    <style:style style:name="P14" style:family="paragraph" style:parent-style-name="Standard">
      <style:text-properties fo:font-size="10pt" officeooo:rsid="00091b8a" officeooo:paragraph-rsid="00091b8a" style:font-size-asian="10pt" style:font-size-complex="10pt"/>
    </style:style>
    <style:style style:name="P15" style:family="paragraph" style:parent-style-name="Standard">
      <style:text-properties fo:font-size="10pt" fo:font-weight="bold" style:font-size-asian="10pt" style:font-weight-asian="bold" style:font-size-complex="10pt" style:font-weight-complex="bold"/>
    </style:style>
    <style:style style:name="P16" style:family="paragraph" style:parent-style-name="Título">
      <style:paragraph-properties fo:text-align="justify" style:justify-single-word="false"/>
    </style:style>
    <style:style style:name="P17" style:family="paragraph" style:parent-style-name="Text_20_body">
      <style:paragraph-properties>
        <style:tab-stops>
          <style:tab-stop style:position="6.1374in" style:type="right" style:leader-style="dotted" style:leader-text="."/>
        </style:tab-stops>
      </style:paragraph-properties>
    </style:style>
    <style:style style:name="P18" style:family="paragraph" style:parent-style-name="Text_20_body">
      <style:paragraph-properties fo:text-align="justify" style:justify-single-word="false"/>
      <style:text-properties style:font-name="Arial" fo:font-size="14pt" style:font-size-asian="14pt" style:font-size-complex="14pt"/>
    </style:style>
    <style:style style:name="P19" style:family="paragraph" style:parent-style-name="Text_20_body">
      <style:paragraph-properties fo:text-align="justify" style:justify-single-word="false"/>
      <style:text-properties style:font-name="Arial"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P20" style:family="paragraph" style:parent-style-name="Text_20_body">
      <style:paragraph-properties fo:text-align="justify" style:justify-single-word="false"/>
      <style:text-properties style:font-name="Arial"/>
    </style:style>
    <style:style style:name="P21" style:family="paragraph" style:parent-style-name="Text_20_body">
      <style:paragraph-properties fo:line-height="150%" fo:text-align="justify" style:justify-single-word="false"/>
      <style:text-properties style:font-name="Arial"/>
    </style:style>
    <style:style style:name="P22" style:family="paragraph" style:parent-style-name="Text_20_body">
      <style:paragraph-properties fo:line-height="150%" fo:text-align="justify" style:justify-single-word="false"/>
      <style:text-properties style:font-name="Arial" fo:font-weight="bold" style:font-weight-asian="bold" style:font-weight-complex="bold"/>
    </style:style>
    <style:style style:name="P23" style:family="paragraph" style:parent-style-name="Text_20_body">
      <style:paragraph-properties fo:text-align="justify" style:justify-single-word="false"/>
    </style:style>
    <style:style style:name="P24" style:family="paragraph" style:parent-style-name="Text_20_body">
      <style:paragraph-properties fo:line-height="150%" fo:text-align="justify" style:justify-single-word="false"/>
    </style:style>
    <style:style style:name="P25" style:family="paragraph" style:parent-style-name="Text_20_body">
      <style:paragraph-properties fo:margin-left="0in" fo:margin-right="0in" fo:text-align="justify" style:justify-single-word="false" fo:text-indent="0.25in" style:auto-text-indent="false"/>
      <style:text-properties style:font-name="Arial" fo:font-size="14pt" style:font-size-asian="14pt" style:font-size-complex="14pt"/>
    </style:style>
    <style:style style:name="P26" style:family="paragraph" style:parent-style-name="Subtítulo">
      <style:paragraph-properties fo:text-align="justify" style:justify-single-word="false"/>
      <style:text-properties fo:font-size="14pt" style:font-size-asian="14pt" style:font-size-complex="14pt"/>
    </style:style>
    <style:style style:name="P27" style:family="paragraph" style:parent-style-name="Subtítulo">
      <style:paragraph-properties fo:text-align="justify" style:justify-single-word="false"/>
      <style:text-properties fo:font-size="12pt" style:font-size-asian="12pt" style:font-size-complex="12pt"/>
    </style:style>
    <style:style style:name="P28" style:family="paragraph" style:parent-style-name="Subtítulo">
      <style:paragraph-properties fo:text-align="justify" style:justify-single-word="false"/>
    </style:style>
    <style:style style:name="P29" style:family="paragraph" style:parent-style-name="Subtítulo">
      <style:paragraph-properties fo:line-height="150%" fo:text-align="justify" style:justify-single-word="false"/>
    </style:style>
    <style:style style:name="P30" style:family="paragraph" style:parent-style-name="Subtítulo">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31" style:family="paragraph" style:parent-style-name="Standard">
      <style:paragraph-properties fo:margin-left="1.9693in" fo:margin-right="0in" fo:line-height="150%" fo:text-align="justify" style:justify-single-word="false" fo:text-indent="0in" style:auto-text-indent="false">
        <style:tab-stops/>
      </style:paragraph-properties>
      <style:text-properties style:font-name="Arial" style:font-name-complex="Arial"/>
    </style:style>
    <style:style style:name="P32" style:family="paragraph" style:parent-style-name="Standard">
      <style:paragraph-properties fo:margin-left="0in" fo:margin-right="0in" fo:text-indent="0.4925in" style:auto-text-indent="false"/>
      <style:text-properties style:font-name="Arial"/>
    </style:style>
    <style:style style:name="P33" style:family="paragraph" style:parent-style-name="Standard">
      <style:paragraph-properties fo:margin-left="0in" fo:margin-right="0in" fo:line-height="150%" fo:text-align="justify" style:justify-single-word="false" fo:text-indent="0.4925in" style:auto-text-indent="false"/>
      <style:text-properties style:font-name="Arial" style:font-name-complex="Arial"/>
    </style:style>
    <style:style style:name="P34" style:family="paragraph" style:parent-style-name="Standard">
      <style:paragraph-properties fo:margin-left="0in" fo:margin-right="0in" fo:line-height="150%" fo:text-align="justify" style:justify-single-word="false" fo:text-indent="0.4925in" style:auto-text-indent="false"/>
      <style:text-properties style:font-name="Arial"/>
    </style:style>
    <style:style style:name="P35" style:family="paragraph" style:parent-style-name="Standard">
      <style:paragraph-properties fo:margin-left="0in" fo:margin-right="0in" fo:line-height="150%" fo:text-align="justify" style:justify-single-word="false" fo:text-indent="0.4925in" style:auto-text-indent="false"/>
    </style:style>
    <style:style style:name="P36" style:family="paragraph" style:parent-style-name="Standard">
      <style:paragraph-properties fo:margin-left="0.9846in" fo:margin-right="0in" fo:line-height="150%" fo:text-align="justify" style:justify-single-word="false" fo:text-indent="0in" style:auto-text-indent="false">
        <style:tab-stops/>
      </style:paragraph-properties>
      <style:text-properties style:font-name="Arial" style:font-name-complex="Arial"/>
    </style:style>
    <style:style style:name="P37" style:family="paragraph" style:parent-style-name="Standard">
      <style:paragraph-properties fo:margin-left="0.4925in" fo:margin-right="0in" fo:line-height="150%" fo:text-align="justify" style:justify-single-word="false" fo:text-indent="0in" style:auto-text-indent="false">
        <style:tab-stops/>
      </style:paragraph-properties>
      <style:text-properties style:font-name="Arial" style:font-name-complex="Arial"/>
    </style:style>
    <style:style style:name="P38" style:family="paragraph" style:parent-style-name="Standard" style:list-style-name="L2">
      <style:paragraph-properties fo:text-align="justify" style:justify-single-word="false"/>
      <style:text-properties style:font-name="Arial" fo:font-weight="bold" style:font-weight-asian="bold" style:font-name-complex="Arial"/>
    </style:style>
    <style:style style:name="P39" style:family="paragraph" style:parent-style-name="Standard" style:list-style-name="L5">
      <style:paragraph-properties fo:line-height="150%" fo:text-align="justify" style:justify-single-word="false"/>
    </style:style>
    <style:style style:name="P40" style:family="paragraph" style:parent-style-name="Standard" style:list-style-name="L1">
      <style:paragraph-properties fo:line-height="150%" fo:text-align="justify" style:justify-single-word="false"/>
    </style:style>
    <style:style style:name="P41" style:family="paragraph" style:parent-style-name="Standard">
      <style:text-properties fo:font-size="16pt" style:font-size-asian="16pt" style:font-size-complex="16pt"/>
    </style:style>
    <style:style style:name="P42" style:family="paragraph" style:parent-style-name="Standard">
      <style:paragraph-properties fo:margin-left="0in" fo:margin-right="0in" fo:text-indent="0.4925in" style:auto-text-indent="false"/>
      <style:text-properties style:font-name="Arial"/>
    </style:style>
    <style:style style:name="P43" style:family="paragraph" style:parent-style-name="Título_20_1">
      <style:paragraph-properties fo:text-align="justify" style:justify-single-word="false"/>
    </style:style>
    <style:style style:name="P44" style:family="paragraph" style:parent-style-name="Heading" style:list-style-name="L1">
      <style:paragraph-properties fo:text-align="justify" style:justify-single-word="false"/>
      <style:text-properties fo:font-weight="bold" style:font-weight-asian="bold"/>
    </style:style>
    <style:style style:name="P45" style:family="paragraph" style:parent-style-name="Text_20_body" style:list-style-name="L3">
      <style:paragraph-properties fo:line-height="150%" fo:text-align="justify" style:justify-single-word="false"/>
      <style:text-properties style:font-name="Arial"/>
    </style:style>
    <style:style style:name="P46" style:family="paragraph" style:parent-style-name="Text_20_body" style:list-style-name="L4">
      <style:paragraph-properties fo:line-height="150%" fo:text-align="justify" style:justify-single-word="false"/>
      <style:text-properties style:font-name="Arial"/>
    </style:style>
    <style:style style:name="P47" style:family="paragraph" style:parent-style-name="Text_20_body" style:list-style-name="L6">
      <style:paragraph-properties fo:line-height="150%" fo:text-align="justify" style:justify-single-word="false"/>
      <style:text-properties style:font-name="Arial"/>
    </style:style>
    <style:style style:name="P48" style:family="paragraph" style:parent-style-name="Text_20_body" style:list-style-name="L7">
      <style:paragraph-properties fo:line-height="150%" fo:text-align="justify" style:justify-single-word="false"/>
      <style:text-properties style:font-name="Arial"/>
    </style:style>
    <style:style style:name="P49" style:family="paragraph" style:parent-style-name="Text_20_body" style:list-style-name="L8">
      <style:paragraph-properties fo:line-height="150%" fo:text-align="justify" style:justify-single-word="false"/>
      <style:text-properties style:font-name="Arial"/>
    </style:style>
    <style:style style:name="P50" style:family="paragraph" style:parent-style-name="Título" style:master-page-name="MP0">
      <style:paragraph-properties style:page-number="auto" fo:break-before="page"/>
    </style:style>
    <style:style style:name="T1" style:family="text">
      <style:text-properties style:language-asian="es" style:country-asian="AR" style:language-complex="ar" style:country-complex="SA"/>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fo:font-weight="bold" style:font-weight-asian="bold" style:font-weight-complex="bold"/>
    </style:style>
    <style:style style:name="T4" style:family="text">
      <style:text-properties style:font-name="Arial"/>
    </style:style>
    <style:style style:name="T5" style:family="text">
      <style:text-properties style:font-name="Arial" fo:font-size="14pt" style:font-size-asian="14pt" style:font-size-complex="14pt"/>
    </style:style>
    <style:style style:name="T6" style:family="text">
      <style:text-properties style:font-name="Arial" fo:font-size="14pt" fo:font-weight="bold" style:font-size-asian="14pt" style:font-weight-asian="bold" style:font-size-complex="14pt" style:font-weight-complex="bold"/>
    </style:style>
    <style:style style:name="T7" style:family="text">
      <style:text-properties style:font-name="Arial" fo:font-size="14pt" fo:font-style="italic" fo:font-weight="bold" style:font-size-asian="14pt" style:font-style-asian="italic" style:font-weight-asian="bold" style:font-size-complex="14pt" style:font-style-complex="italic" style:font-weight-complex="bold"/>
    </style:style>
    <style:style style:name="T8" style:family="text">
      <style:text-properties style:font-name="Arial" fo:font-size="14pt" style:text-underline-style="solid" style:text-underline-width="auto" style:text-underline-color="font-color" style:text-underline-mode="continuous" style:text-overline-mode="continuous" style:text-line-through-mode="continuous" style:font-size-asian="14pt" style:font-size-complex="14pt"/>
    </style:style>
    <style:style style:name="T9" style:family="text">
      <style:text-properties style:font-name="Arial" style:font-name-complex="Arial"/>
    </style:style>
    <style:style style:name="T10" style:family="text">
      <style:text-properties style:font-name="Arial" officeooo:rsid="00091b8a" style:font-name-complex="Arial"/>
    </style:style>
    <style:style style:name="T11" style:family="text">
      <style:text-properties style:font-name="Arial" fo:font-weight="bold" style:font-weight-asian="bold" style:font-name-complex="Arial"/>
    </style:style>
    <style:style style:name="T12" style:family="text">
      <style:text-properties style:font-name="Arial" fo:font-weight="bold" style:font-weight-asian="bold" style:font-name-complex="Arial" style:font-weight-complex="bold"/>
    </style:style>
    <style:style style:name="T13" style:family="text">
      <style:text-properties style:font-name="Arial" fo:font-weight="bold" officeooo:rsid="00091b8a" style:font-weight-asian="bold" style:font-name-complex="Arial"/>
    </style:style>
    <style:style style:name="T14" style:family="text">
      <style:text-properties style:font-name="Arial" fo:font-weight="bold" style:font-weight-asian="bold" style:font-weight-complex="bold"/>
    </style:style>
    <style:style style:name="T15" style:family="text">
      <style:text-properties style:font-name="Arial" fo:font-weight="bold" officeooo:rsid="00091b8a" style:font-weight-asian="bold" style:font-weight-complex="bold"/>
    </style:style>
    <style:style style:name="T16" style:family="text">
      <style:text-properties fo:font-size="12pt" style:font-size-asian="12pt" style:font-size-complex="12pt"/>
    </style:style>
    <style:style style:name="T17" style:family="text">
      <style:text-properties officeooo:rsid="000704bb"/>
    </style:style>
    <style:style style:name="T18" style:family="text">
      <style:text-properties officeooo:rsid="000803eb"/>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fo:padding="0in" fo:border="2.01pt solid #000000" style:writing-mode="lr-tb" draw:textarea-vertical-align="top"/>
    </style:style>
    <style:style style:name="Sect1" style:family="section">
      <style:section-properties style:editable="false">
        <style:columns fo:column-count="1" fo:column-gap="0in"/>
      </style:section-properties>
    </style:style>
    <text:list-style style:name="L1">
      <text:list-level-style-bullet text:level="1" text:style-name="WW_5f_CharLFO1LVL1" text:bullet-char="">
        <style:list-level-properties text:space-before="0.75in" text:min-label-width="0.25in"/>
        <style:text-properties style:font-name="Symbol"/>
      </text:list-level-style-bullet>
      <text:list-level-style-bullet text:level="2" text:style-name="WW_5f_CharLFO1LVL2" text:bullet-char="o">
        <style:list-level-properties text:space-before="1.25in" text:min-label-width="0.25in"/>
        <style:text-properties style:font-name="Courier New"/>
      </text:list-level-style-bullet>
      <text:list-level-style-bullet text:level="3" text:style-name="WW_5f_CharLFO1LVL3" text:bullet-char="">
        <style:list-level-properties text:space-before="1.75in" text:min-label-width="0.25in"/>
        <style:text-properties style:font-name="Wingdings"/>
      </text:list-level-style-bullet>
      <text:list-level-style-bullet text:level="4" text:style-name="WW_5f_CharLFO1LVL4" text:bullet-char="">
        <style:list-level-properties text:space-before="2.25in" text:min-label-width="0.25in"/>
        <style:text-properties style:font-name="Symbol"/>
      </text:list-level-style-bullet>
      <text:list-level-style-bullet text:level="5" text:style-name="WW_5f_CharLFO1LVL5" text:bullet-char="o">
        <style:list-level-properties text:space-before="2.75in" text:min-label-width="0.25in"/>
        <style:text-properties style:font-name="Courier New"/>
      </text:list-level-style-bullet>
      <text:list-level-style-bullet text:level="6" text:style-name="WW_5f_CharLFO1LVL6" text:bullet-char="">
        <style:list-level-properties text:space-before="3.25in" text:min-label-width="0.25in"/>
        <style:text-properties style:font-name="Wingdings"/>
      </text:list-level-style-bullet>
      <text:list-level-style-bullet text:level="7" text:style-name="WW_5f_CharLFO1LVL7" text:bullet-char="">
        <style:list-level-properties text:space-before="3.75in" text:min-label-width="0.25in"/>
        <style:text-properties style:font-name="Symbol"/>
      </text:list-level-style-bullet>
      <text:list-level-style-bullet text:level="8" text:style-name="WW_5f_CharLFO1LVL8" text:bullet-char="o">
        <style:list-level-properties text:space-before="4.25in" text:min-label-width="0.25in"/>
        <style:text-properties style:font-name="Courier New"/>
      </text:list-level-style-bullet>
      <text:list-level-style-bullet text:level="9" text:style-name="WW_5f_CharLFO1LVL9" text:bullet-char="">
        <style:list-level-properties text:space-before="4.7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space-before="0.25in" text:min-label-width="0.25in"/>
        <style:text-properties style:font-name="Wingdings"/>
      </text:list-level-style-bullet>
      <text:list-level-style-bullet text:level="2" text:style-name="WW_5f_CharLFO2LVL2" text:bullet-char="o">
        <style:list-level-properties text:space-before="0.75in" text:min-label-width="0.25in"/>
        <style:text-properties style:font-name="Courier New"/>
      </text:list-level-style-bullet>
      <text:list-level-style-bullet text:level="3" text:style-name="WW_5f_CharLFO2LVL3" text:bullet-char="">
        <style:list-level-properties text:space-before="1.25in" text:min-label-width="0.25in"/>
        <style:text-properties style:font-name="Wingdings"/>
      </text:list-level-style-bullet>
      <text:list-level-style-bullet text:level="4" text:style-name="WW_5f_CharLFO2LVL4" text:bullet-char="">
        <style:list-level-properties text:space-before="1.75in" text:min-label-width="0.25in"/>
        <style:text-properties style:font-name="Symbol"/>
      </text:list-level-style-bullet>
      <text:list-level-style-bullet text:level="5" text:style-name="WW_5f_CharLFO2LVL5" text:bullet-char="o">
        <style:list-level-properties text:space-before="2.25in" text:min-label-width="0.25in"/>
        <style:text-properties style:font-name="Courier New"/>
      </text:list-level-style-bullet>
      <text:list-level-style-bullet text:level="6" text:style-name="WW_5f_CharLFO2LVL6" text:bullet-char="">
        <style:list-level-properties text:space-before="2.75in" text:min-label-width="0.25in"/>
        <style:text-properties style:font-name="Wingdings"/>
      </text:list-level-style-bullet>
      <text:list-level-style-bullet text:level="7" text:style-name="WW_5f_CharLFO2LVL7" text:bullet-char="">
        <style:list-level-properties text:space-before="3.25in" text:min-label-width="0.25in"/>
        <style:text-properties style:font-name="Symbol"/>
      </text:list-level-style-bullet>
      <text:list-level-style-bullet text:level="8" text:style-name="WW_5f_CharLFO2LVL8" text:bullet-char="o">
        <style:list-level-properties text:space-before="3.75in" text:min-label-width="0.25in"/>
        <style:text-properties style:font-name="Courier New"/>
      </text:list-level-style-bullet>
      <text:list-level-style-bullet text:level="9" text:style-name="WW_5f_CharLFO2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style:text-properties style:font-name="OpenSymbol"/>
      </text:list-level-style-bullet>
      <text:list-level-style-bullet text:level="2" text:style-name="WW_5f_CharLFO4LVL2" text:bullet-char="◦">
        <style:list-level-properties/>
        <style:text-properties style:font-name="OpenSymbol"/>
      </text:list-level-style-bullet>
      <text:list-level-style-bullet text:level="3" text:style-name="WW_5f_CharLFO4LVL3" text:bullet-char="▪">
        <style:list-level-properties/>
        <style:text-properties style:font-name="OpenSymbol"/>
      </text:list-level-style-bullet>
      <text:list-level-style-bullet text:level="4" text:style-name="WW_5f_CharLFO4LVL4" text:bullet-char="•">
        <style:list-level-properties/>
        <style:text-properties style:font-name="OpenSymbol"/>
      </text:list-level-style-bullet>
      <text:list-level-style-bullet text:level="5" text:style-name="WW_5f_CharLFO4LVL5" text:bullet-char="◦">
        <style:list-level-properties/>
        <style:text-properties style:font-name="OpenSymbol"/>
      </text:list-level-style-bullet>
      <text:list-level-style-bullet text:level="6" text:style-name="WW_5f_CharLFO4LVL6" text:bullet-char="▪">
        <style:list-level-properties/>
        <style:text-properties style:font-name="OpenSymbol"/>
      </text:list-level-style-bullet>
      <text:list-level-style-bullet text:level="7" text:style-name="WW_5f_CharLFO4LVL7" text:bullet-char="•">
        <style:list-level-properties/>
        <style:text-properties style:font-name="OpenSymbol"/>
      </text:list-level-style-bullet>
      <text:list-level-style-bullet text:level="8" text:style-name="WW_5f_CharLFO4LVL8" text:bullet-char="◦">
        <style:list-level-properties/>
        <style:text-properties style:font-name="OpenSymbol"/>
      </text:list-level-style-bullet>
      <text:list-level-style-bullet text:level="9" text:style-name="WW_5f_CharLFO4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8LVL1" text:bullet-char="•">
        <style:list-level-properties/>
        <style:text-properties style:font-name="OpenSymbol"/>
      </text:list-level-style-bullet>
      <text:list-level-style-bullet text:level="2" text:style-name="WW_5f_CharLFO8LVL2" text:bullet-char="◦">
        <style:list-level-properties/>
        <style:text-properties style:font-name="OpenSymbol"/>
      </text:list-level-style-bullet>
      <text:list-level-style-bullet text:level="3" text:style-name="WW_5f_CharLFO8LVL3" text:bullet-char="▪">
        <style:list-level-properties/>
        <style:text-properties style:font-name="OpenSymbol"/>
      </text:list-level-style-bullet>
      <text:list-level-style-bullet text:level="4" text:style-name="WW_5f_CharLFO8LVL4" text:bullet-char="•">
        <style:list-level-properties/>
        <style:text-properties style:font-name="OpenSymbol"/>
      </text:list-level-style-bullet>
      <text:list-level-style-bullet text:level="5" text:style-name="WW_5f_CharLFO8LVL5" text:bullet-char="◦">
        <style:list-level-properties/>
        <style:text-properties style:font-name="OpenSymbol"/>
      </text:list-level-style-bullet>
      <text:list-level-style-bullet text:level="6" text:style-name="WW_5f_CharLFO8LVL6" text:bullet-char="▪">
        <style:list-level-properties/>
        <style:text-properties style:font-name="OpenSymbol"/>
      </text:list-level-style-bullet>
      <text:list-level-style-bullet text:level="7" text:style-name="WW_5f_CharLFO8LVL7" text:bullet-char="•">
        <style:list-level-properties/>
        <style:text-properties style:font-name="OpenSymbol"/>
      </text:list-level-style-bullet>
      <text:list-level-style-bullet text:level="8" text:style-name="WW_5f_CharLFO8LVL8" text:bullet-char="◦">
        <style:list-level-properties/>
        <style:text-properties style:font-name="OpenSymbol"/>
      </text:list-level-style-bullet>
      <text:list-level-style-bullet text:level="9" text:style-name="WW_5f_CharLFO8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9LVL1" text:bullet-char="•">
        <style:list-level-properties/>
        <style:text-properties style:font-name="OpenSymbol"/>
      </text:list-level-style-bullet>
      <text:list-level-style-bullet text:level="2" text:style-name="WW_5f_CharLFO9LVL2" text:bullet-char="◦">
        <style:list-level-properties/>
        <style:text-properties style:font-name="OpenSymbol"/>
      </text:list-level-style-bullet>
      <text:list-level-style-bullet text:level="3" text:style-name="WW_5f_CharLFO9LVL3" text:bullet-char="▪">
        <style:list-level-properties/>
        <style:text-properties style:font-name="OpenSymbol"/>
      </text:list-level-style-bullet>
      <text:list-level-style-bullet text:level="4" text:style-name="WW_5f_CharLFO9LVL4" text:bullet-char="•">
        <style:list-level-properties/>
        <style:text-properties style:font-name="OpenSymbol"/>
      </text:list-level-style-bullet>
      <text:list-level-style-bullet text:level="5" text:style-name="WW_5f_CharLFO9LVL5" text:bullet-char="◦">
        <style:list-level-properties/>
        <style:text-properties style:font-name="OpenSymbol"/>
      </text:list-level-style-bullet>
      <text:list-level-style-bullet text:level="6" text:style-name="WW_5f_CharLFO9LVL6" text:bullet-char="▪">
        <style:list-level-properties/>
        <style:text-properties style:font-name="OpenSymbol"/>
      </text:list-level-style-bullet>
      <text:list-level-style-bullet text:level="7" text:style-name="WW_5f_CharLFO9LVL7" text:bullet-char="•">
        <style:list-level-properties/>
        <style:text-properties style:font-name="OpenSymbol"/>
      </text:list-level-style-bullet>
      <text:list-level-style-bullet text:level="8" text:style-name="WW_5f_CharLFO9LVL8" text:bullet-char="◦">
        <style:list-level-properties/>
        <style:text-properties style:font-name="OpenSymbol"/>
      </text:list-level-style-bullet>
      <text:list-level-style-bullet text:level="9" text:style-name="WW_5f_CharLFO9LVL9" text:bullet-char="▪">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draw:frame draw:style-name="fr1" draw:name="Frame1" text:anchor-type="paragraph" svg:x="-0.4492in" svg:y="0.05in" svg:width="7.8854in" style:rel-width="scale" svg:height="10.2953in" style:rel-height="scale" draw:z-index="0"><draw:text-box><text:p text:style-name="Título"/><text:p text:style-name="Título">INFORME PROYECTO FINAL</text:p><text:p text:style-name="Subtítulo"/><text:p text:style-name="Subtítulo"/><text:p text:style-name="Subtítulo"/><text:p text:style-name="Subtítulo"/><text:p text:style-name="Subtítulo"/><text:p text:style-name="Subtítulo"/><text:p text:style-name="Subtítulo"/><text:p text:style-name="Subtítulo">Introducción a la Algorítmica y Programación.</text:p><text:p text:style-name="Subtítulo">Año 2016</text:p><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Standard"/><text:p text:style-name="P2"><text:tab/>Alumnos: <text:tab/>GAITÁN, LEONARDO<text:tab/></text:p><text:p text:style-name="P2"><text:tab/><text:tab/><text:tab/>PENNONE RUIZ, Genaro Darío</text:p></draw:text-box></draw:frame><text:span text:style-name="Fuente_20_de_20_párrafo_20_predeter."><text:span text:style-name="T1"/></text:span></text:p>
      <text:p text:style-name="P2"><text:soft-page-break/></text:p>
      <text:h text:style-name="Título_20_1" text:outline-level="1"/>
      <text:alphabetical-index text:style-name="Sect1" text:name="_IDX0">
        <text:alphabetical-index-source fo:language="es" fo:country="AR">
          <text:index-title-template text:style-name="Index_20_Heading"/>
          <text:alphabetical-index-entry-template text:outline-level="separator" text:style-name="Index_20_Separator">
            <text:index-entry-text/>
          </text:alphabetical-index-entry-template>
          <text:alphabetical-index-entry-template text:outline-level="1" text:style-name="Normal">
            <text:index-entry-text/>
            <text:index-entry-span>, </text:index-entry-span>
            <text:index-entry-page-number/>
          </text:alphabetical-index-entry-template>
          <text:alphabetical-index-entry-template text:outline-level="2" text:style-name="Normal">
            <text:index-entry-text/>
            <text:index-entry-span>, </text:index-entry-span>
            <text:index-entry-page-number/>
          </text:alphabetical-index-entry-template>
          <text:alphabetical-index-entry-template text:outline-level="3" text:style-name="Normal">
            <text:index-entry-text/>
            <text:index-entry-span>, </text:index-entry-span>
            <text:index-entry-page-number/>
          </text:alphabetical-index-entry-template>
        </text:alphabetical-index-source>
        <text:index-body>
          <text:p text:style-name="P16"><text:span text:style-name="Fuente_20_de_20_párrafo_20_predeter."><text:span text:style-name="T2">índice</text:span></text:span></text:p>
          <text:p text:style-name="P17"/>
        </text:index-body>
      </text:alphabetical-index>
      <text:p text:style-name="P4"/>
      <text:p text:style-name="P5">Página 3: …………………………………………………………… Actividad a resolver</text:p>
      <text:p text:style-name="P5">Página 4: …………………………………………………………… Análisis de requerimientos</text:p>
      <text:p text:style-name="P5">Página 5: ...…………………………………………………………. Implementación del proyecto</text:p>
      <text:p text:style-name="P5">Página 6:……………………………………………………………..Desarrollo - <text:span text:style-name="Fuente_20_de_20_párrafo_20_predeter."><text:span text:style-name="T3">Proyecto.pas</text:span></text:span></text:p>
      <text:p text:style-name="P5">Página 8:……………………………………………………………..Desarrollo - <text:span text:style-name="Fuente_20_de_20_párrafo_20_predeter."><text:span text:style-name="T3">unitPasaPalabra.pas</text:span></text:span></text:p>
      <text:p text:style-name="P5">Página 17…………………………………………………….…...: Anexo Código Fuente.</text:p>
      <text:p text:style-name="P5"><text:s/></text:p>
      <text:p text:style-name="P3"/>
      <text:p text:style-name="P3"/>
      <text:p text:style-name="P3"/>
      <text:p text:style-name="P3"/>
      <text:p text:style-name="P3"/>
      <text:p text:style-name="P3"/>
      <text:p text:style-name="P3"/>
      <text:p text:style-name="P3"><text:tab/><text:tab/><text:tab/><text:tab/></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h text:style-name="P43" text:outline-level="1">Resumen:</text:h>
      <text:p text:style-name="P18"/>
      <text:p text:style-name="P25">Este informe pretende explicar el proceso de escritura del código del proyecto final de la materia Introducción a la Algorítmica y programación.</text:p>
      <text:p text:style-name="P18"/>
      <text:list xml:id="list7785581070839734268" text:style-name="L1">
        <text:list-item>
          <text:p text:style-name="P44">Actividad a resolver</text:p>
        </text:list-item>
      </text:list>
      <text:p text:style-name="P18"/>
      <text:p text:style-name="P6"><text:span text:style-name="Fuente_20_de_20_párrafo_20_predeter."><text:span text:style-name="T5">El juego pasapalabra consta de 26 letras ordenadas ( de la “A” a la “Z”, sin Ñ ) donde cada letra se corresponde a una palabra que contiene dicha letra. Al jugador se le muestra cada palabra ( una por vez ). Hay dos niveles, el fácil y el difícil. En el nivel fácil se tapan 2 letras de cada palabra y en el difícil 3 o más (si la palabra tiene menos de 4 letras se tapa solamente una letra, pero nunca se tapa la letra que corresponde a la palabra, es decir si estoy en la letra A y la palabra es </text:span></text:span><text:span text:style-name="Fuente_20_de_20_párrafo_20_predeter."><text:span text:style-name="T6">marcos</text:span></text:span><text:span text:style-name="Fuente_20_de_20_párrafo_20_predeter."><text:span text:style-name="T5">, se muestra </text:span></text:span><text:span text:style-name="Fuente_20_de_20_párrafo_20_predeter."><text:span text:style-name="T6">ma_c_s </text:span></text:span><text:span text:style-name="Fuente_20_de_20_párrafo_20_predeter."><text:span text:style-name="T5">).</text:span></text:span></text:p>
      <text:p text:style-name="P7">El juego comienza en la letra A y se recorre 2 veces el abecedario. En el primer recorrido el usuario tiene 2 opciones:</text:p>
      <text:p text:style-name="P7">a) Intentar acertar la palabra ( Si lo hace correctamente suma 2 puntos, si falla suma 0 puntos )</text:p>
      <text:p text:style-name="P6"><text:span text:style-name="Fuente_20_de_20_párrafo_20_predeter."><text:span text:style-name="T5">b) O bien decir </text:span></text:span><text:span text:style-name="Fuente_20_de_20_párrafo_20_predeter."><text:span text:style-name="T7">pasapalabra. </text:span></text:span><text:span text:style-name="Fuente_20_de_20_párrafo_20_predeter."><text:span text:style-name="T5">En esta opción el usuario continúa jugando con la siguiente palabra que le corresponde. La opción pasapalabra puede ser usada cuantas veces quiera en el juego. Pero sólo 3 seguidas</text:span></text:span></text:p>
      <text:p text:style-name="P7">En el segundo recorrido del abecedario ( en orden de la A a la Z nuevamente ). El usuario solo puede jugar con las palabras que salteó eligiendo pasapalabra, es decir, si intento adivinar pero falló, no juega de nuevo con esa palabra. Si acierta la palabra en el segundo recorrido suma solo 1 punto.</text:p>
      <text:p text:style-name="P7"/>
      <text:p text:style-name="P7"/>
      <text:p text:style-name="P7"/>
      <text:p text:style-name="P7"/>
      <text:p text:style-name="P6"/>
      <text:p text:style-name="P6"/>
      <text:p text:style-name="P6"/>
      <text:p text:style-name="P6"/>
      <text:p text:style-name="P6"/>
      <text:p text:style-name="P6"/>
      <text:p text:style-name="P6"/>
      <text:p text:style-name="P26"><text:soft-page-break/></text:p>
      <text:p text:style-name="P26">Análisis de Requerimientos:</text:p>
      <text:p text:style-name="P23"/>
      <text:p text:style-name="P23"><text:span text:style-name="Fuente_20_de_20_párrafo_20_predeter."><text:span text:style-name="T8">Datos Entrada:</text:span></text:span><text:span text:style-name="Fuente_20_de_20_párrafo_20_predeter."><text:span text:style-name="T5"> El programa recibe desde un archivo una lista de palabras en formato de texto.</text:span></text:span></text:p>
      <text:p text:style-name="P18">Nombre de usuario ( jugador ), entrada desde el teclado según lo que el usuario quiere hacer.</text:p>
      <text:p text:style-name="P18">Al jugar: Adivinar Palabra.</text:p>
      <text:p text:style-name="P18">Ver promedio o puntajes.</text:p>
      <text:p text:style-name="P18">Salir.</text:p>
      <text:p text:style-name="P18"/>
      <text:p text:style-name="P19">Datos Salida:</text:p>
      <text:p text:style-name="P23"><text:span text:style-name="Fuente_20_de_20_párrafo_20_predeter."><text:span text:style-name="T5">Muestra por pantalla: promedio puntaje del usuario actual, mejores 10 puntajes (de todos los usuarios). Palabra a adivinar (muestra parcial), letra jugada, puntaje partida actual, pasapalabras disponibles, pasapalabras usados.</text:span></text:span></text:p>
      <text:p text:style-name="P18">Puntaje al finalizar</text:p>
      <text:p text:style-name="P18"/>
      <text:p text:style-name="P19">Relación Datos Entrada/salida:</text:p>
      <text:p text:style-name="P18">26 palabras a jugar ( una por letra del abecedario sin ñ ).</text:p>
      <text:p text:style-name="P18">pasapalabras disponibles: 3 consecutivos.</text:p>
      <text:p text:style-name="P23"><text:span text:style-name="Fuente_20_de_20_párrafo_20_predeter."><text:span text:style-name="T5">Puntaje = ( aciertos Ronda 1 x 2+ aciertos Ronda 2 ).</text:span></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list xml:id="list8264222883700118014" text:style-name="L2">
        <text:list-item>
          <text:p text:style-name="P38">IMPLEMENTACIÓN PROYECTO</text:p>
        </text:list-item>
      </text:list>
      <text:p text:style-name="P9"/>
      <text:p text:style-name="P6"><text:span text:style-name="Fuente_20_de_20_párrafo_20_predeter."><text:span text:style-name="T9">Para empezar con el proyecto de fin de año, analizamos detalladamente como debía funcionar, decidimos separar el menú principal y una unidad complementaria que contiene los tipos, acciones y funciones necesarias para el funcionamiento.</text:span></text:span></text:p>
      <text:p text:style-name="P27">Descripción General del Funcionamiento</text:p>
      <text:p text:style-name="P20">El programa principal “proyecto” obtiene de una lista de palabras en formato texto ( “palabras.txt” ) la totalidad de las palabras posibles a jugar, las vuelca en un archivo de registro de palabras.</text:p>
      <text:p text:style-name="P20">Es fundamental la existencia de la lista en formato texto, sin ella no se puede iniciar el juego.</text:p>
      <text:p text:style-name="P20">Selecciona al azar 26 elementos de tipo palabra. Esos elementos son parcialmente mostrados uno a la vez para que el usuario adivine.</text:p>
      <text:p text:style-name="P20">Además soporta en un archivo de registros de usuario “usuariosBD” los puntajes de cada partida terminada.</text:p>
      <text:p text:style-name="P20">Utiliza las acciones y funciones contenidas en <text:s/>la uni<text:span text:style-name="T17">dad</text:span> pasapalabra ( ver <text:s/>UnitPasaPalabra ).</text:p>
      <text:p text:style-name="P28"/>
      <text:p text:style-name="P23"/>
      <text:p text:style-name="P23"/>
      <text:p text:style-name="P23"/>
      <text:p text:style-name="P23"/>
      <text:p text:style-name="P28"/>
      <text:p text:style-name="P28"/>
      <text:p text:style-name="P23"/>
      <text:p text:style-name="P28"/>
      <text:p text:style-name="P23"/>
      <text:p text:style-name="P23"/>
      <text:p text:style-name="P23"/>
      <text:p text:style-name="P28"/>
      <text:p text:style-name="P23"/>
      <text:p text:style-name="P23"/>
      <text:p text:style-name="P23"/>
      <text:p text:style-name="P28"><text:soft-page-break/>Proyecto.pas</text:p>
      <text:p text:style-name="P21"/>
      <text:p text:style-name="P21">Acciones:</text:p>
      <text:list xml:id="list3325439760313565764" text:style-name="L3">
        <text:list-item>
          <text:p text:style-name="P45">Portada: Acción sin parámetros, muestra al inicio del juego la portada, se debe presionar una tecla cualquiera para continuar. Limpia la salida visible</text:p>
        </text:list-item>
        <text:list-item>
          <text:p text:style-name="P45">Inicio: Acción que recibe como parámetro de tipo resultado una variable “jugador” de Tusuario (descripción en la uni<text:span text:style-name="T18">dad</text:span>).</text:p>
        </text:list-item>
      </text:list>
      <text:p text:style-name="P21">Inicializa el jugador. Le solicita al usuario ingrese un nombre identificador para comenzar a jugar. Inicializa el puntaje en 0.</text:p>
      <text:list xml:id="list222646268492307" text:continue-numbering="true" text:style-name="L3">
        <text:list-item>
          <text:p text:style-name="P45">CargaMenu: Recibe como parámetro resultado una variable jugador de Tusuario (ver unidad),</text:p>
        </text:list-item>
      </text:list>
      <text:p text:style-name="P21">Muestra el usuario inicializado en la acción anterior.</text:p>
      <text:p text:style-name="P21">Muestra el menú principal. Mediante un según permite seleccionar las acciones a realizar, dependiendo de la entrada por teclado. Las alternativas son:</text:p>
      <text:list xml:id="list222646938018797" text:continue-numbering="true" text:style-name="L3">
        <text:list-item>
          <text:list>
            <text:list-item>
              <text:p text:style-name="P45"><text:s/>Iniciar partida, comienza el juego. Es un llamado a la función jugar con los parámetros jugador (Tusuario), archivo de usuarios y archivo de palabras.</text:p>
            </text:list-item>
            <text:list-item>
              <text:p text:style-name="P45">Ver el promedio de los puntajes con el nombre de usuario actual. Calculado Recursivamente.</text:p>
            </text:list-item>
          </text:list>
        </text:list-item>
      </text:list>
      <text:p text:style-name="P21">Inicializa en 0 la variable entera sum, almacena en la variable de Tranking sal1 (ver explicación en la unit) la salida de la función CantRegistros. Esta devuelve todos los elementos Tusuario con el mismo nombre.</text:p>
      <text:p text:style-name="P21">Almacena en la variable h el valor entero de sal1.cant, es la cantidad de registros encontrados.</text:p>
      <text:p text:style-name="P21">Si la cantidad es menor a 1, entonces informa por pantalla que no hay registros.</text:p>
      <text:p text:style-name="P21">Si es mayor en la variable promedio de tipo real se almacena la salida de la función VerMipromedio invocada con las variables sal1, sum y <text:s/>h. Luego muestra el promedio.</text:p>
      <text:list xml:id="list222646552139748" text:continue-numbering="true" text:style-name="L3">
        <text:list-item>
          <text:list>
            <text:list-item>
              <text:p text:style-name="P45">Invoca a la función de creación de usuarios CrearUsuario, con las variables de archivo de usuarios y jugador.</text:p>
            </text:list-item>
            <text:list-item>
              <text:p text:style-name="P45"><text:soft-page-break/>Llamado a la función de cambio de usuario, para cambiar por un usuario que ya exista. Los parámetros son el archivo de registro de usuarios y el jugador (Tusuario).</text:p>
            </text:list-item>
            <text:list-item>
              <text:p text:style-name="P45">Muestra los mejores puntajes (máximo 10). Llamada a la acción VerMejoresPuntajes con la variable correspondiente al archivo de registro de usuarios.</text:p>
            </text:list-item>
            <text:list-item>
              <text:p text:style-name="P45">Opción de salida del juego.</text:p>
            </text:list-item>
            <text:list-item>
              <text:p text:style-name="P45">Menú oculto. Invoca a la acción MostrarUsuarios, como parámetro recibe el archivo de usuarios.</text:p>
            </text:list-item>
          </text:list>
        </text:list-item>
      </text:list>
      <text:p text:style-name="P21">Muestra todos los usuarios del archivo y sus puntajes.</text:p>
      <text:list xml:id="list222647289041166" text:continue-numbering="true" text:style-name="L3">
        <text:list-item>
          <text:list>
            <text:list-item>
              <text:p text:style-name="P45">Menú oculto. Invoca a la acción MostrarPalabras, como parámetro recibe el archivo de registro de palabras.</text:p>
            </text:list-item>
          </text:list>
        </text:list-item>
      </text:list>
      <text:p text:style-name="P21">Muestra una lista de las palabras que pueden ser jugadas y la letra asignada.</text:p>
      <text:p text:style-name="P21">En cuerpo principal del programa:</text:p>
      <text:list xml:id="list1744812090332374913" text:style-name="L4">
        <text:list-item>
          <text:p text:style-name="P46">Se inicializa la semilla para la generación de números aleatorios.</text:p>
        </text:list-item>
        <text:list-item>
          <text:p text:style-name="P46">Asignación a variables de tipo cadena los nombres de los archivos en la carpeta del juego (Para cambiar solo la asignación y utilizar otros archivos para el juego).</text:p>
        </text:list-item>
        <text:list-item>
          <text:p text:style-name="P46">Llamada a las acciones:</text:p>
          <text:list>
            <text:list-item>
              <text:p text:style-name="P46">Init (revisa si existe el archivo de texto, inicializa el archivo de registro de palabras, si no existe lo crea).</text:p>
            </text:list-item>
            <text:list-item>
              <text:p text:style-name="P46">InitUs: (inicializa el archivo de usuarios, si no existe lo crea).</text:p>
            </text:list-item>
            <text:list-item>
              <text:p text:style-name="P46">Portada: para mostrar el inicio del juego.</text:p>
            </text:list-item>
            <text:list-item>
              <text:p text:style-name="P46">CargarArchivoReg: Recibe dos parámetros la cadena que contiene el nombre del archivo de texto y la variable de tipo archivo de registros de palabras. Vuelca la lista de palabras en el archivo de registros, previa conversión al tipo Tpalabra (ver unit).</text:p>
            </text:list-item>
            <text:list-item>
              <text:p text:style-name="P46">Inicio: Para elegir al jugador inicial.</text:p>
            </text:list-item>
            <text:list-item>
              <text:p text:style-name="P46">CargaMenu: Muestra menú de opciones.</text:p>
            </text:list-item>
          </text:list>
        </text:list-item>
      </text:list>
      <text:p text:style-name="P21">Fin del programa principal.</text:p>
      <text:p text:style-name="P21"/>
      <text:p text:style-name="P21"><text:soft-page-break/></text:p>
      <text:p text:style-name="P21"/>
      <text:p text:style-name="P21"/>
      <text:p text:style-name="P21"/>
      <text:p text:style-name="P28">Unit PasaPalabra</text:p>
      <text:p text:style-name="P10">Esta uni<text:span text:style-name="T18">dad</text:span> almacena las funciones y acciones necesarias para el desarrollo del juego pasapalabra.</text:p>
      <text:p text:style-name="P10">Utiliza además la unidad unitLista, para el manejo de listas simplemente encadenadas y la unidad <text:span text:style-name="T18">C</text:span>rt para el manejo de los elementos mostrados en pantalla.</text:p>
      <text:p text:style-name="P8"/>
      <text:p text:style-name="P8">Descripción</text:p>
      <text:p text:style-name="P8"/>
      <text:p text:style-name="P8">Tipos:</text:p>
      <text:list xml:id="list1509920738920069945" text:style-name="L5">
        <text:list-item>
          <text:p text:style-name="P39"><text:span text:style-name="Fuente_20_de_20_párrafo_20_predeter."><text:span text:style-name="T12"><text:s/>Tpalabra</text:span></text:span><text:span text:style-name="Fuente_20_de_20_párrafo_20_predeter."><text:span text:style-name="T9">: Registro utilizado para almacenar cada palabra, se compone de los campos: palabra: Lista simplemente encadenada de Tinfo.</text:span></text:span></text:p>
        </text:list-item>
      </text:list>
      <text:p text:style-name="P10">Letra: De tipo carácter, es la letra que será jugada en relación a la palabra.</text:p>
      <text:p text:style-name="P10">Valor: De tipo lógico, para determinar si la palabra fue adivinada en la primer ronda.</text:p>
      <text:p text:style-name="P10"/>
      <text:list xml:id="list222645680575018" text:continue-numbering="true" text:style-name="L5">
        <text:list-item>
          <text:p text:style-name="P39"><text:span text:style-name="Fuente_20_de_20_párrafo_20_predeter."><text:span text:style-name="T12"><text:s/>TarchPal:</text:span></text:span><text:span text:style-name="Fuente_20_de_20_párrafo_20_predeter."><text:span text:style-name="T9"> Archivo de registros de Tpalabra. Almacena todas las palabras posibles a ser jugadas en un archivo.</text:span></text:span></text:p>
        </text:list-item>
      </text:list>
      <text:p text:style-name="P10"/>
      <text:list xml:id="list222647279493246" text:continue-numbering="true" text:style-name="L5">
        <text:list-item>
          <text:p text:style-name="P39"><text:span text:style-name="Fuente_20_de_20_párrafo_20_predeter."><text:span text:style-name="T12"><text:s/>Tsoporte:</text:span></text:span><text:span text:style-name="Fuente_20_de_20_párrafo_20_predeter."><text:span text:style-name="T9"> Arreglo cuyo límite es “m” (corresponde al número máximo de letras, de la “a” a la “z”, sin ñ) que mantiene durante el juego 26 variables de Tpalabra. Son las palabras que el usuario adivinará.</text:span></text:span></text:p>
        </text:list-item>
      </text:list>
      <text:p text:style-name="P10"><text:s/></text:p>
      <text:list xml:id="list222647262714722" text:continue-numbering="true" text:style-name="L5">
        <text:list-item>
          <text:p text:style-name="P39"><text:span text:style-name="Fuente_20_de_20_párrafo_20_predeter."><text:span text:style-name="T12"><text:s/>Tusuario:</text:span></text:span><text:span text:style-name="Fuente_20_de_20_párrafo_20_predeter."><text:span text:style-name="T9"> Este registro se utiliza para el manejo de los elementos el jugador; contiene un elemento nombreUs de tipo cadena, que hace referencia al nombre de usuario. Y un elemento puntaje de tipo entero, para almacenar los puntos obtenidos al finalizar la partida de juego.</text:span></text:span></text:p>
        </text:list-item>
      </text:list>
      <text:p text:style-name="P10"><text:s/></text:p>
      <text:list xml:id="list222647232576858" text:continue-numbering="true" text:style-name="L5">
        <text:list-item>
          <text:p text:style-name="P39"><text:span text:style-name="Fuente_20_de_20_párrafo_20_predeter."><text:span text:style-name="T12"><text:s/>Tarch:</text:span></text:span><text:span text:style-name="Fuente_20_de_20_párrafo_20_predeter."><text:span text:style-name="T9"> Archivo de registros de Tusuario, almacena los puntajes obtenidos por todos los usuarios que terminaron una partida.</text:span></text:span></text:p>
        </text:list-item>
      </text:list>
      <text:p text:style-name="P10"><text:soft-page-break/><text:s/></text:p>
      <text:list xml:id="list222646127550025" text:continue-numbering="true" text:style-name="L5">
        <text:list-item>
          <text:p text:style-name="P39"><text:span text:style-name="Fuente_20_de_20_párrafo_20_predeter."><text:span text:style-name="T12"><text:s/>Tranking:</text:span></text:span><text:span text:style-name="Fuente_20_de_20_párrafo_20_predeter."><text:span text:style-name="T9"> Este elemento es un registro con dos campos:</text:span></text:span></text:p>
        </text:list-item>
      </text:list>
      <text:p text:style-name="P10">a: arreglo de Tusuarios, del mayor tamaño posible, donde se soportan los puntajes obtenidos en cada partida.</text:p>
      <text:p text:style-name="P10">cant: La cantidad de registros almacenados en el arreglo.</text:p>
      <text:p text:style-name="P10">Este tipo puede ser confuso de manipular (registro con un arreglo de registros).</text:p>
      <text:p text:style-name="P10">Decidimos modelarlo así, para manejar los usuarios en el cálculo de promedio y en la muestra de los mejores puntajes.</text:p>
      <text:p text:style-name="P10"/>
      <text:p text:style-name="P10"/>
      <text:list xml:id="list222647320638824" text:continue-numbering="true" text:style-name="L5">
        <text:list-item>
          <text:p text:style-name="P39"><text:span text:style-name="Fuente_20_de_20_párrafo_20_predeter."><text:span text:style-name="T12"><text:s/>TarchivoTexto:</text:span></text:span><text:span text:style-name="Fuente_20_de_20_párrafo_20_predeter."><text:span text:style-name="T9"> Variable de tipo texto, para manejar la lista <text:s/>en formato txt. De la que se obtienen las palabras.</text:span></text:span></text:p>
        </text:list-item>
      </text:list>
      <text:p text:style-name="P10"><text:s/></text:p>
      <text:list xml:id="list222646584930852" text:continue-numbering="true" text:style-name="L5">
        <text:list-item>
          <text:p text:style-name="P39"><text:span text:style-name="Fuente_20_de_20_párrafo_20_predeter."><text:span text:style-name="T12"><text:s/>Taleatorio: </text:span></text:span><text:span text:style-name="Fuente_20_de_20_párrafo_20_predeter."><text:span text:style-name="T9">Arreglo de enteros (hasta m elementos) que almacenará números aleatorios.</text:span></text:span></text:p>
        </text:list-item>
      </text:list>
      <text:p text:style-name="P10"><text:s/></text:p>
      <text:list xml:id="list222647263768333" text:continue-numbering="true" text:style-name="L5">
        <text:list-item>
          <text:p text:style-name="P39"><text:span text:style-name="Fuente_20_de_20_párrafo_20_predeter."><text:span text:style-name="T12"><text:s/>Taciertos</text:span></text:span><text:span text:style-name="Fuente_20_de_20_párrafo_20_predeter."><text:span text:style-name="T9">: Registro que contiene 2 campos de tipo entero; la cantidad de palabras acertada en la ronda 1 y la cantidad correspondiente a la ronda 2.</text:span></text:span></text:p>
        </text:list-item>
      </text:list>
      <text:p text:style-name="P31"/>
      <text:p text:style-name="P31"/>
      <text:p text:style-name="P31"/>
      <text:p text:style-name="P31"/>
      <text:list xml:id="list220401476662056" text:style-name="L1">
        <text:list-item>
          <text:p text:style-name="P40"><text:span text:style-name="Fuente_20_de_20_párrafo_20_predeter."><text:span text:style-name="T11">Desarrollo de Funciones y Acciones</text:span></text:span><text:span text:style-name="Fuente_20_de_20_párrafo_20_predeter."><text:span text:style-name="T9">:</text:span></text:span></text:p>
        </text:list-item>
      </text:list>
      <text:p text:style-name="P10"><text:tab/></text:p>
      <text:p text:style-name="P29"><text:span text:style-name="Fuente_20_de_20_párrafo_20_predeter."><text:span text:style-name="T16">Acciones</text:span></text:span></text:p>
      <text:p text:style-name="P10"/>
      <text:p text:style-name="P5"><text:span text:style-name="Fuente_20_de_20_párrafo_20_predeter."><text:span text:style-name="T9"><text:tab/> <text:s/></text:span></text:span><text:span text:style-name="Fuente_20_de_20_párrafo_20_predeter."><text:span text:style-name="T11">Acción init</text:span></text:span><text:span text:style-name="Fuente_20_de_20_párrafo_20_predeter."><text:span text:style-name="T9">: Esta acción toma como parámetros: (nombreText: de tipo cadena de carácter, arch texto de tipo texto, nombreRegdePal de tipo cadena de carácter y archRegdePal de tipo archivo de registro de Tpalabra).</text:span></text:span></text:p>
      <text:p text:style-name="P5"><text:span text:style-name="Fuente_20_de_20_párrafo_20_predeter."><text:span text:style-name="T9">Revisa si existe al archivo de texto, si existe inicializa la variable de manejo y luego revisa si existe el archivo de registro de palabras, sino lo crea.</text:span></text:span></text:p>
      <text:p text:style-name="P8"/>
      <text:p text:style-name="P5"><text:soft-page-break/><text:span text:style-name="Fuente_20_de_20_párrafo_20_predeter."><text:span text:style-name="T11"><text:tab/>Desarrollo</text:span></text:span><text:span text:style-name="Fuente_20_de_20_párrafo_20_predeter."><text:span text:style-name="T9">: Para empezar, intenta abrir el <text:s/>archivo de texto que contiene la lista de palabra y comprueba si existe o no, en caso de que no informamos por pantalla (este archivo no se puede crear, ya que contiene la lista de palabras que se van a adivinar).</text:span></text:span></text:p>
      <text:p text:style-name="P5"><text:span text:style-name="Fuente_20_de_20_párrafo_20_predeter."><text:span text:style-name="T9">Después abre el archivo de registro de palabras, <text:s/>si no existe, es creado.</text:span></text:span></text:p>
      <text:p text:style-name="P5"><text:span text:style-name="Fuente_20_de_20_párrafo_20_predeter."><text:span text:style-name="T4"><text:tab/> Cierra el archivo de texto y cierra el archivo el archivo de registro de <text:tab/> <text:tab/> palabras.</text:span></text:span></text:p>
      <text:p text:style-name="P5"/>
      <text:p text:style-name="P5"><text:span text:style-name="Fuente_20_de_20_párrafo_20_predeter."><text:span text:style-name="T12">Acción InitUS: </text:span></text:span><text:span text:style-name="Fuente_20_de_20_párrafo_20_predeter."><text:span text:style-name="T9">Esta acción toma como parámetros de tipo resultado, un elemento de tipo Tarch (archivo de registros de usuario) y como dato una cadena nombreRegUs, que es el nombre de este archivo en la carpeta del juego.</text:span></text:span></text:p>
      <text:p text:style-name="P5"><text:span text:style-name="Fuente_20_de_20_párrafo_20_predeter."><text:span text:style-name="T12">Desarrollo: </text:span></text:span><text:span text:style-name="Fuente_20_de_20_párrafo_20_predeter."><text:span text:style-name="T9">Intenta abrir el archivo, si no lo encuentra lo crea.</text:span></text:span></text:p>
      <text:p text:style-name="P10">Cierra el archivo.</text:p>
      <text:p text:style-name="P10"/>
      <text:p text:style-name="P5"><text:span text:style-name="Fuente_20_de_20_párrafo_20_predeter."><text:span text:style-name="T12">Acción CrearUsuario: </text:span></text:span><text:span text:style-name="Fuente_20_de_20_párrafo_20_predeter."><text:span text:style-name="T9">Recibe como parámetro de tipo resultado un archivo de registros de usuario Tarch, y otra variable de tipo Tusuario que será el jugador.</text:span></text:span></text:p>
      <text:p text:style-name="P10">Crea usuarios.</text:p>
      <text:p text:style-name="P5"><text:span text:style-name="Fuente_20_de_20_párrafo_20_predeter."><text:span text:style-name="T12">Desarrollo: </text:span></text:span><text:span text:style-name="Fuente_20_de_20_párrafo_20_predeter."><text:span text:style-name="T9">Intenta abrir el archivo, <text:s/>de encontrar algún error lo informa por <text:s/>pantalla.</text:span></text:span></text:p>
      <text:p text:style-name="P10">Si la apertura es exitosa, lee desde el teclado una cadena de caracteres que corresponde al nombre del nuevo usuario.</text:p>
      <text:p text:style-name="P10">Luego busca en el archivo nombres de usuario iguales al ingresado.</text:p>
      <text:p text:style-name="P10">Hay dos resultados posibles:</text:p>
      <text:p text:style-name="P33"><text:s/><text:tab/>1- Que el usuario ya exista, entonces se pide un nombre de usuario diferente<text:tab/><text:tab/><text:tab/> 2- Nombre de usuario no encontrado en el archivo,</text:p>
      <text:p text:style-name="P36"><text:s text:c="5"/>Se escribe el archivo, con el puntaje de partida inicializado en cero.</text:p>
      <text:p text:style-name="P10">La variable de tipo usuario también almacena los datos escritos en el archivo.</text:p>
      <text:p text:style-name="P10">Cierra el archivo.</text:p>
      <text:p text:style-name="P10">Esquema: Búsqueda.</text:p>
      <text:p text:style-name="P10">Modelo: Marca Inicial. </text:p>
      <text:p text:style-name="P10"/>
      <text:p text:style-name="P5"><text:span text:style-name="Fuente_20_de_20_párrafo_20_predeter."><text:span text:style-name="T9"><text:s/></text:span></text:span><text:span text:style-name="Fuente_20_de_20_párrafo_20_predeter."><text:span text:style-name="T11">Acción CargarArchivoReg</text:span></text:span><text:span text:style-name="Fuente_20_de_20_párrafo_20_predeter."><text:span text:style-name="T9">: Recibe como parámetros de tipo dato-resultado la variable para manejo del archivo de registros de palabras y el nombre del archivo de texto.</text:span></text:span></text:p>
      <text:p text:style-name="P10">Carga de la lista de palabras en archivo de datos.</text:p>
      <text:p text:style-name="P5"><text:span text:style-name="Fuente_20_de_20_párrafo_20_predeter."><text:span text:style-name="T11">Desarrollo</text:span></text:span><text:span text:style-name="Fuente_20_de_20_párrafo_20_predeter."><text:span text:style-name="T9">: Abrimos ambos archivos de texto y de palabra, mientras no fin de secuencia y van pasando de 5 palabras por letra del abecedario.</text:span></text:span></text:p>
      <text:p text:style-name="P10"><text:soft-page-break/>Esquema: R1.</text:p>
      <text:p text:style-name="P10">Modelo: Marca Inicial.</text:p>
      <text:p text:style-name="P10"/>
      <text:p text:style-name="P5"><text:span text:style-name="Fuente_20_de_20_párrafo_20_predeter."><text:span text:style-name="T11">Acción MostrarPalabras</text:span></text:span><text:span text:style-name="Fuente_20_de_20_párrafo_20_predeter."><text:span text:style-name="T9">: Recibe la variable del archivo de registro de palabras.</text:span></text:span></text:p>
      <text:p text:style-name="P10">Muestra las palabras que están cargadas en el archivo.</text:p>
      <text:p text:style-name="P5"><text:span text:style-name="Fuente_20_de_20_párrafo_20_predeter."><text:span text:style-name="T11">Desarrollo</text:span></text:span><text:span text:style-name="Fuente_20_de_20_párrafo_20_predeter."><text:span text:style-name="T9">: Abrimos archivo de Tpalabra, si no hay error al abrirlo mostramos todas las palabras que se encuentran en él.</text:span></text:span></text:p>
      <text:p text:style-name="P10">Esquema: R1.</text:p>
      <text:p text:style-name="P5"><text:span text:style-name="Fuente_20_de_20_párrafo_20_predeter."><text:span text:style-name="T9">Modelo: Marca Inicial.</text:span></text:span></text:p>
      <text:p text:style-name="P10"/>
      <text:p text:style-name="P5"><text:span text:style-name="Fuente_20_de_20_párrafo_20_predeter."><text:span text:style-name="T13">Acción</text:span></text:span><text:span text:style-name="Fuente_20_de_20_párrafo_20_predeter."><text:span text:style-name="T11"> CargarPalabraEnLista</text:span></text:span><text:span text:style-name="Fuente_20_de_20_párrafo_20_predeter."><text:span text:style-name="T9">: </text:span></text:span><text:span text:style-name="Fuente_20_de_20_párrafo_20_predeter."><text:span text:style-name="T10">Tiene</text:span></text:span><text:span text:style-name="Fuente_20_de_20_párrafo_20_predeter."><text:span text:style-name="T9"> </text:span></text:span><text:span text:style-name="Fuente_20_de_20_párrafo_20_predeter."><text:span text:style-name="T10">dos parámetros </text:span></text:span><text:span text:style-name="Fuente_20_de_20_párrafo_20_predeter."><text:span text:style-name="T9">una cadena </text:span></text:span><text:span text:style-name="Fuente_20_de_20_párrafo_20_predeter."><text:span text:style-name="T10">(como dato) </text:span></text:span><text:span text:style-name="Fuente_20_de_20_párrafo_20_predeter."><text:span text:style-name="T9"><text:s/></text:span></text:span><text:span text:style-name="Fuente_20_de_20_párrafo_20_predeter."><text:span text:style-name="T10">y </text:span></text:span><text:span text:style-name="Fuente_20_de_20_párrafo_20_predeter."><text:span text:style-name="T9">una variable </text:span></text:span><text:span text:style-name="Fuente_20_de_20_párrafo_20_predeter."><text:span text:style-name="T10">salida de tipo lista(como dato-resultado)</text:span></text:span></text:p>
      <text:p text:style-name="P10">Vuelca la cadena de caracteres en una lista Simplemente encadenada.</text:p>
      <text:p text:style-name="P10"><text:tab/></text:p>
      <text:p text:style-name="P5"><text:span text:style-name="Fuente_20_de_20_párrafo_20_predeter."><text:span text:style-name="T11"><text:s/>Acción MuestraPal</text:span></text:span><text:span text:style-name="Fuente_20_de_20_párrafo_20_predeter."><text:span text:style-name="T9">: Recibe como parámetro una lista</text:span></text:span></text:p>
      <text:p text:style-name="P33"><text:s/></text:p>
      <text:p text:style-name="P33">Según el valor un valor lógico del campo info.visible. Muestra por pantalla el contenido del campo info.caracter del elemento corriente en <text:s/>la lista. O un carácter ‘_’ si es falso.</text:p>
      <text:p text:style-name="P10">Modelo: Marca Final.</text:p>
      <text:p text:style-name="P10">Esquema: R.</text:p>
      <text:p text:style-name="P8"/>
      <text:p text:style-name="P5"><text:span text:style-name="Fuente_20_de_20_párrafo_20_predeter."><text:span text:style-name="T11">Acción MostrarUsuarios</text:span></text:span><text:span text:style-name="Fuente_20_de_20_párrafo_20_predeter."><text:span text:style-name="T9">:</text:span></text:span></text:p>
      <text:p text:style-name="P37"/>
      <text:p text:style-name="P10">Muestra todos los usuarios ya registrados, para facilitar al jugador encontrarlo con mayor facilidad.</text:p>
      <text:p text:style-name="P37"/>
      <text:p text:style-name="P5"><text:span text:style-name="Fuente_20_de_20_párrafo_20_predeter."><text:span text:style-name="T11">Desarrollo</text:span></text:span><text:span text:style-name="Fuente_20_de_20_párrafo_20_predeter."><text:span text:style-name="T9">: Hicimos esta acción para facilitarle el trabajo al usuario si quiere <text:s text:c="2"/>cambiar a otro, le mostramos todos los ya existente, recorriendo el archivo y mostrando el campo donde se almacena los nombres se usuarios.</text:span></text:span></text:p>
      <text:p text:style-name="P10">Esquema: R1.</text:p>
      <text:p text:style-name="P5"><text:span text:style-name="Fuente_20_de_20_párrafo_20_predeter."><text:span text:style-name="T9">Modelo: Marca Inicial.</text:span></text:span></text:p>
      <text:p text:style-name="P5"/>
      <text:p text:style-name="P5"><text:span text:style-name="Fuente_20_de_20_párrafo_20_predeter."><text:span text:style-name="T11">Acción CambiarUsuario</text:span></text:span><text:span text:style-name="Fuente_20_de_20_párrafo_20_predeter."><text:span text:style-name="T9">:</text:span></text:span></text:p>
      <text:p text:style-name="P10">Cambia de usuario si ya existe.</text:p>
      <text:p text:style-name="P5"><text:soft-page-break/><text:span text:style-name="Fuente_20_de_20_párrafo_20_predeter."><text:span text:style-name="T11">Desarrollo</text:span></text:span><text:span text:style-name="Fuente_20_de_20_párrafo_20_predeter."><text:span text:style-name="T9">: Pedimos que ingrese nombre de usuario, utilizamos un mientras donde recorre con las siguientes condiciones: mientras que no sea fin de archivo y mientras encontrado (variable lógica, que se inicializa en false), buscamos el usuario ingresado, si lo encuentra a la variable ‘encontrado’ le asignamos true, para no seguir recorriendo todo el archivo si ya lo encontró. A la variable salida le asignamos el nombre de usuario, sino informamos que el usuario no existe que cree uno y volvemos al menú principal.</text:span></text:span></text:p>
      <text:p text:style-name="P10">Modelo: marca Inicial.</text:p>
      <text:p text:style-name="P5"><text:span text:style-name="Fuente_20_de_20_párrafo_20_predeter."><text:span text:style-name="T9">Esquema: Búsqueda.</text:span></text:span></text:p>
      <text:p text:style-name="P5"/>
      <text:p text:style-name="P5"><text:span text:style-name="Fuente_20_de_20_párrafo_20_predeter."><text:span text:style-name="T11">Función VerMiPromedio</text:span></text:span><text:span text:style-name="Fuente_20_de_20_párrafo_20_predeter."><text:span text:style-name="T9">:</text:span></text:span></text:p>
      <text:p text:style-name="P10">Función recursiva que calcula el promedio del jugador actual.</text:p>
      <text:p text:style-name="P5"><text:span text:style-name="Fuente_20_de_20_párrafo_20_predeter."><text:span text:style-name="T11">Desarrollo</text:span></text:span><text:span text:style-name="Fuente_20_de_20_párrafo_20_predeter."><text:span text:style-name="T9">: Calcula el promedio del usuario actual, utilizando recursividad en aumento, fue una de las funciones que más nos costó, ya que no podíamos encontrar solución, para resolver decidimos almacenar en variables de tipo resultado y pasarlas como parámetros de la misma función.</text:span></text:span></text:p>
      <text:p text:style-name="P5"/>
      <text:p text:style-name="P5"><text:span text:style-name="Fuente_20_de_20_párrafo_20_predeter."><text:span text:style-name="T11">Acción VerMejoresPuntajes</text:span></text:span><text:span text:style-name="Fuente_20_de_20_párrafo_20_predeter."><text:span text:style-name="T9">:</text:span></text:span> <text:span text:style-name="Fuente_20_de_20_párrafo_20_predeter."><text:span text:style-name="T9">Muestra los 10 mejores puntajes de todos los usuarios registrados.</text:span></text:span></text:p>
      <text:p text:style-name="P5"><text:span text:style-name="Fuente_20_de_20_párrafo_20_predeter."><text:span text:style-name="T11">Desarrollo</text:span></text:span><text:span text:style-name="Fuente_20_de_20_párrafo_20_predeter."><text:span text:style-name="T9">: Primeramente revisa si la apertura del archivo de usuarios es correcta.</text:span></text:span></text:p>
      <text:p text:style-name="P5"><text:span text:style-name="Fuente_20_de_20_párrafo_20_predeter."><text:span text:style-name="T9">Almacena en un Tranking “b” todos los puntajes registrados, luego los ordena utilizando el método de BubbleSort y muestra los 10 mejores junto con el nombre de usuario correspondiente (si son menos muestra los disponibles)</text:span></text:span></text:p>
      <text:p text:style-name="P10"/>
      <text:p text:style-name="P10">Para almacenar en un arreglo a todos los puntajes, dentro de un mientras recorremos el archivo de usuarios y utilizamos otro mientras para ir almacenando en el arreglo todos los puntajes, una vez terminado de pasar todos los elementos al arreglo hacemos el método de BubbleSort para ordenarlos, se muestran.</text:p>
      <text:p text:style-name="P10">En esta acción al terminar borramos el registro, ya que al no hacerlo en la 2da llamada repetía el valor mayor.</text:p>
      <text:p text:style-name="P35"/>
      <text:p text:style-name="P34"><text:s text:c="2"/></text:p>
      <text:p text:style-name="P24"><text:span text:style-name="Fuente_20_de_20_párrafo_20_predeter."><text:span text:style-name="T14">Acciòn juegoFacil: </text:span></text:span><text:span text:style-name="Fuente_20_de_20_párrafo_20_predeter."><text:span text:style-name="T4">Recibe como parámetro de tipo dato-resultado una variable ‘entrada’ de <text:s/>tipo Tsoporte.</text:span></text:span></text:p>
      <text:p text:style-name="P21"><text:soft-page-break/>Oculta las letras para la dificultad fácil. Utiliza un mientras anidado en otro, la <text:tab/>condición de terminación del primero es si el índice i es menor o igual a 26(la cant de <text:tab/>letras).</text:p>
      <text:p text:style-name="P21">El ciclo interior continua hasta que al puntero de la lista <text:s/>se le asigne nulo.</text:p>
      <text:p text:style-name="P21">Respeta la siguiente lógica: Si la letra en el elemento corriente es igual a la letra jugada (y no se ha mostrado) Se debe mostrar</text:p>
      <text:p text:style-name="P21">Si se ha mostrado o no es igual a la letra jugada. Se <text:s/>ocultará</text:p>
      <text:p text:style-name="P21">Al ocultar, se incrementa el contador, anteriormente inicializado en 0 (solo se pueden ocultar elementos si el contador es menor a 3.)</text:p>
      <text:p text:style-name="P21">Si la letra anterior fue ocultada. La letra en el elemento corriente se mostrará</text:p>
      <text:p text:style-name="P21">Obtiene el siguiente hasta agotar la palabra y luego incrementa hasta finalizar las 26 variables de Tpalabra.</text:p>
      <text:p text:style-name="P21">Esquema: R1.</text:p>
      <text:p text:style-name="P21">Modelo: Marca Final. </text:p>
      <text:p text:style-name="P21"/>
      <text:p text:style-name="P24"><text:span text:style-name="Fuente_20_de_20_párrafo_20_predeter."><text:span text:style-name="T14">Accion <text:s/>juegoDif:</text:span></text:span><text:span text:style-name="Fuente_20_de_20_párrafo_20_predeter."><text:span text:style-name="T4"> Idéntico a juegoFacil pero sin contador, <text:s/>oculta letras de por medio hasta el final de la palabra.</text:span></text:span></text:p>
      <text:p text:style-name="P24"><text:span text:style-name="Fuente_20_de_20_párrafo_20_predeter."><text:span text:style-name="T14">Accion PasaPalabra:</text:span></text:span><text:span text:style-name="Fuente_20_de_20_párrafo_20_predeter."><text:span text:style-name="T4"> Recibe como parámetros D-R un índice i, entero, una entrada de tipo: Tsoporte y un entero pP.</text:span></text:span></text:p>
      <text:p text:style-name="P21">Permite al momento de jugar utilizar pasapalabra. Incrementa él i en 1. Lleva cuenta de los pasapalabra usados.</text:p>
      <text:p text:style-name="P24"><text:span text:style-name="Fuente_20_de_20_párrafo_20_predeter."><text:span text:style-name="T14"/></text:span></text:p>
      <text:p text:style-name="P24"><text:span text:style-name="Fuente_20_de_20_párrafo_20_predeter."><text:span text:style-name="T14">Accion AdivinarPalabra: </text:span></text:span><text:span text:style-name="Fuente_20_de_20_párrafo_20_predeter."><text:span text:style-name="T4">Recibe como parámetros D-R un índice i, entero, una entrada de tipo: Tsoporte y un lógico salida.</text:span></text:span></text:p>
      <text:p text:style-name="P21">Compara la entrada del usuario al intentar adivinar una palabra al elemento Tpalabra en el índice i en el registro de Tsoporte. Si es igual almacena en la salida un valor verdadero. Significa que acertó.</text:p>
      <text:p text:style-name="P21">Para comparar los elementos de Tipo Lista y la cadena ingresada por el usuario se convierte la cadena en una lista LSE por medio de la acción CargarPalabraEnLista.</text:p>
      <text:p text:style-name="P21"><text:soft-page-break/>En un ciclo mientras se comparan los elementos tinfo.caracter de a uno por vez. Si el ciclo llega a obtener nulo. Significa que las dos listas son equivalentes.</text:p>
      <text:p text:style-name="P21">Esquema: Búsqueda mejorado.</text:p>
      <text:p text:style-name="P21">Modelo: Marca Final.</text:p>
      <text:p text:style-name="P21"/>
      <text:p text:style-name="P24"><text:span text:style-name="Fuente_20_de_20_párrafo_20_predeter."><text:span text:style-name="T14">Función CalcPuntaje</text:span></text:span><text:span text:style-name="Fuente_20_de_20_párrafo_20_predeter."><text:span text:style-name="T4">: Recibe dos parámetros de tipo dato, y enteros la entrada y la ronda. Retorna otro entero.</text:span></text:span></text:p>
      <text:p text:style-name="P21">Al estar en la ronda 1, incrementa entrada en 2(puntos), en la ronda 2 incrementa de 1.</text:p>
      <text:p text:style-name="P21"/>
      <text:p text:style-name="P24"><text:span text:style-name="Fuente_20_de_20_párrafo_20_predeter."><text:span text:style-name="T14">Acción Menujuego </text:span></text:span><text:span text:style-name="Fuente_20_de_20_párrafo_20_predeter."><text:span text:style-name="T4">Recibe como parámetros de D-R enteros i, <text:s/>puntaje y pP un part de tipo Tsoporte, un índice <text:s/>entero ik (como dato) y un lógico sal: Boolean.</text:span></text:span></text:p>
      <text:p text:style-name="P21">Muestra el menú en juego, informa la ronda y realiza llamados a otras acciones necesarias para el desarrollo del juego:</text:p>
      <text:p text:style-name="P21">Tiene 3 opciones contenidas en un según:</text:p>
      <text:list xml:id="list70889609883525293" text:style-name="L6">
        <text:list-item>
          <text:p text:style-name="P47"><text:s/>Adivinar palabra (solo en la primer ronda, y si se han usado menos de 3 consecutivos, si no informa por pantalla) Llamado a la acción del mismo nombre</text:p>
        </text:list-item>
        <text:list-item>
          <text:p text:style-name="P47"><text:s/>Pasapalabra. Llama a la acción homónima. Si la salida es correcta, incrementa puntaje. Mediante la acción CalcPuntaje.</text:p>
        </text:list-item>
        <text:list-item>
          <text:p text:style-name="P47"><text:s/>Salir al menú: Vuelve al menú principal.</text:p>
        </text:list-item>
      </text:list>
      <text:p text:style-name="P21"/>
      <text:p text:style-name="P24"><text:span text:style-name="Fuente_20_de_20_párrafo_20_predeter."><text:span text:style-name="T14">Acción Jugar</text:span></text:span><text:span text:style-name="Fuente_20_de_20_párrafo_20_predeter."><text:span text:style-name="T4"> Recibe parámetros D-R de tipo usuario, el archivo de registros de usuarios y el archivo de registros de palabras.</text:span></text:span></text:p>
      <text:p text:style-name="P22">Desarrollo</text:p>
      <text:p text:style-name="P21">Llena un registro de Tsoporte con 26 listas que representas las palabras a jugar.</text:p>
      <text:p text:style-name="P21">Invoca a la acción dificultad para seleccionar el nivel.</text:p>
      <text:list xml:id="list493247075889032585" text:style-name="L7">
        <text:list-item>
          <text:p text:style-name="P48">Si la salida es verdadera:</text:p>
        </text:list-item>
      </text:list>
      <text:p text:style-name="P21">Invoca a la acción juegoFacil.</text:p>
      <text:p text:style-name="P21"><text:soft-page-break/>En un ciclo mientras anidado, (Uno para las 26 palabras y otro para la segunda ronda).</text:p>
      <text:p text:style-name="P21">Muestra el puntaje actual.</text:p>
      <text:p text:style-name="P21"><text:s/>Si palabras[q] en el campo valor es verdadero: Invoca a la acción MostrarPalabra para cada elemento de Tsoporte en el campo palabra. Después invoca a Menujuego con el mismo valor <text:s/>de q. Para poder jugar.</text:p>
      <text:p text:style-name="P21">Si es falso incrementa el índice (esto sucede cuando se usó la acción Pasapalabra).</text:p>
      <text:list xml:id="list783759467229428767" text:style-name="L8">
        <text:list-item>
          <text:p text:style-name="P49">Si la salida es falsa</text:p>
        </text:list-item>
      </text:list>
      <text:p text:style-name="P21">Invoca a JuegoDificil</text:p>
      <text:p text:style-name="P11">Si palabras[q] en el campo valor es verdadero: Invoca a la acción MostrarPalabra para cada elemento de Tsoporte en el campo palabra. Después invoca a Menujuego con el mismo valor <text:s/>de q. Para poder jugar.</text:p>
      <text:p text:style-name="P21">Si es falso incrementa el índice (esto sucede cuando se usó la acción Pasapalabra).</text:p>
      <text:p text:style-name="P21">Durante el transcurso del juego se avanza el índice para las 26 palabras y dos rondas.</text:p>
      <text:p text:style-name="P21">Al finalizar el juego completo, los valores de los índices exceden en un punto la cantidad de letras y las rondas. Al ser esta condición verdadera, se escribe el puntaje del usuario en el archivo de registro de usuarios.</text:p>
      <text:p text:style-name="P21">Si los valores de los índices son diferentes, esto indica que el juego fue finalizado por el usuario y no se escriben los valores en el archivo.</text:p>
      <text:p text:style-name="P21">Esquema: recorrido.</text:p>
      <text:p text:style-name="P21">Modelo: Marca Final.</text:p>
      <text:p text:style-name="P22"/>
      <text:p text:style-name="P24"><text:span text:style-name="Fuente_20_de_20_párrafo_20_predeter."><text:span text:style-name="T14">Funci</text:span></text:span><text:span text:style-name="Fuente_20_de_20_párrafo_20_predeter."><text:span text:style-name="T15">ó</text:span></text:span><text:span text:style-name="Fuente_20_de_20_párrafo_20_predeter."><text:span text:style-name="T14">n CargaTsop</text:span></text:span><text:span text:style-name="Fuente_20_de_20_párrafo_20_predeter."><text:span text:style-name="T4">: Recibe como parámetros de tipo dato-resultado el archivo de registros de palabras TarchPal y como dato un ‘valor’. La salida de la función es una variable de tipo <text:s/>Tsoporte;</text:span></text:span></text:p>
      <text:p text:style-name="P24"><text:span text:style-name="Fuente_20_de_20_párrafo_20_predeter."><text:span text:style-name="T4"><text:tab/></text:span></text:span><text:span text:style-name="Fuente_20_de_20_párrafo_20_predeter."><text:span text:style-name="T14">Desarrollo</text:span></text:span><text:span text:style-name="Fuente_20_de_20_párrafo_20_predeter."><text:span text:style-name="T4">: Si la apertura del archivo es correcta, almacena en la variable índices, de tipo Taleatorio, un arreglo de 26 enteros, obtenido de la salida de la función aleatoria invocada con el parámetro valor, en este caso 5. </text:span></text:span></text:p>
      <text:p text:style-name="P21">Inicializa i en 0.</text:p>
      <text:p text:style-name="P21"><text:soft-page-break/>Luego recorre el archivo de registro que contiene todas las palabas, obteniendo del archivo los elementos Tpalabra que están <text:s/>solo en los índices (guardados en la variable índices ).</text:p>
      <text:p text:style-name="P21">Almacena en la variable Aux1 los registros del archivo. Luego los coloca en el registro partida e inicializa el valor lógico partida.valor en verdadero (para luego jugar esta palabra).</text:p>
      <text:p text:style-name="P21">Cierra el archivo.</text:p>
      <text:p text:style-name="P21">Retorna como salida el registro partida.</text:p>
      <text:p text:style-name="P24"><text:span text:style-name="Fuente_20_de_20_párrafo_20_predeter."><text:span text:style-name="T4">Esquema: recorrido R1.</text:span></text:span></text:p>
      <text:p text:style-name="P24"><text:span text:style-name="Fuente_20_de_20_párrafo_20_predeter."><text:span text:style-name="T4">Modelo: Marca Inicial.</text:span></text:span></text:p>
      <text:p text:style-name="P21"/>
      <text:p text:style-name="P21"/>
      <text:p text:style-name="P24"><text:span text:style-name="Fuente_20_de_20_párrafo_20_predeter."><text:span text:style-name="T14">Accion EscribePunt:</text:span></text:span><text:span text:style-name="Fuente_20_de_20_párrafo_20_predeter."><text:span text:style-name="T4"> Recibe como parámetro una variable resultado de tipo archivo de registros de usuario, archivo1, y una variable como dato, de tipo Tusuario, <text:s/>jugador</text:span></text:span></text:p>
      <text:p text:style-name="P21">Escribe en el archivo los datos de Tusuario.</text:p>
      <text:p text:style-name="P21">Esquema: Recorrido R1.</text:p>
      <text:p text:style-name="P21">Modelo: Marca Inicial.</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0"><text:soft-page-break/>Anexo Código Fuente</text:p>
      <text:p text:style-name="P12">Proyecto.pas</text:p>
      <text:p text:style-name="Standard"/>
      <text:p text:style-name="Standard"/>
      <text:p text:style-name="P13">{</text:p>
      <text:p text:style-name="P13"><text:tab/>Proyecto Final</text:p>
      <text:p text:style-name="P13"><text:tab/>Introduccion a la Algoritmica y Programacion</text:p>
      <text:p text:style-name="P13"><text:tab/>Juego Pasapalabra.</text:p>
      <text:p text:style-name="P13"><text:tab/></text:p>
      <text:p text:style-name="P13"><text:tab/>Alumnos: Genaro Pennone</text:p>
      <text:p text:style-name="P13"><text:tab/><text:tab/><text:tab/>Leonardo Gaitan</text:p>
      <text:p text:style-name="P13"/>
      <text:p text:style-name="P13">}</text:p>
      <text:p text:style-name="P13"/>
      <text:p text:style-name="P13">Program proyecto;</text:p>
      <text:p text:style-name="P13"/>
      <text:p text:style-name="P13"/>
      <text:p text:style-name="P13">Uses unitPasapalabra, unitLista,crt ;</text:p>
      <text:p text:style-name="P13">Var</text:p>
      <text:p text:style-name="P13"><text:tab/>h : Integer;</text:p>
      <text:p text:style-name="P13"><text:tab/>sum : integer;</text:p>
      <text:p text:style-name="P13"><text:tab/>jugador : Tusuario;</text:p>
      <text:p text:style-name="P13"><text:tab/>promedio : <text:s/>Real;</text:p>
      <text:p text:style-name="P13"><text:tab/>sal1 : Tranking;</text:p>
      <text:p text:style-name="P13"><text:tab/>listaTxt : Text;</text:p>
      <text:p text:style-name="P13"><text:tab/>archivoUs : Tarch;</text:p>
      <text:p text:style-name="P13"><text:tab/>archPalabras : TarchPal;</text:p>
      <text:p text:style-name="P13"><text:tab/>nombreArchPalabras, nombreArchUsuarios,nombreArchRegistro : String;</text:p>
      <text:p text:style-name="P13">//Presentacion de inicio</text:p>
      <text:p text:style-name="P13">Procedure Portada();</text:p>
      <text:p text:style-name="P13">Begin</text:p>
      <text:p text:style-name="P13"><text:tab/><text:tab/>Writeln('*************************************************************************');</text:p>
      <text:p text:style-name="P13"><text:tab/><text:tab/>Writeln('*************************************************************************');</text:p>
      <text:p text:style-name="P13"><text:tab/><text:tab/>Writeln('-------------------------------------------------------------------------');</text:p>
      <text:p text:style-name="P13"><text:tab/><text:tab/>Writeln('-------------------------------------------------------------------------');</text:p>
      <text:p text:style-name="P13"><text:tab/><text:tab/>Writeln('<text:tab/><text:tab/><text:tab/><text:tab/>&gt;&gt;&gt;------ <text:s text:c="5"/>JUEGO PASAPALABRA <text:s text:c="5"/>---&lt;&lt;&lt;' <text:s text:c="13"/>);</text:p>
      <text:p text:style-name="P13"><text:tab/><text:tab/>Writeln('-------------------------------------------------------------------------');</text:p>
      <text:p text:style-name="P13"><text:tab/><text:tab/>Writeln('-------------------------------------------------------------------------');</text:p>
      <text:p text:style-name="P13"><text:tab/><text:tab/>Writeln('*************************************************************************');</text:p>
      <text:p text:style-name="P13"><text:tab/><text:tab/>Writeln('*************************************************************************');<text:tab/></text:p>
      <text:p text:style-name="P13"><text:tab/><text:tab/>Writeln('Para comenzar presione una tecla');</text:p>
      <text:p text:style-name="P13"><text:tab/><text:tab/>Readkey;</text:p>
      <text:p text:style-name="P13"><text:tab/><text:tab/>clrscr;</text:p>
      <text:p text:style-name="P13"><text:tab/>End;<text:tab/></text:p>
      <text:p text:style-name="P13">//Ingreso de usuario inicial</text:p>
      <text:p text:style-name="P13">Procedure Inicio(Var salida: Tusuario );</text:p>
      <text:p text:style-name="P13"><text:tab/>Var</text:p>
      <text:p text:style-name="P13"><text:tab/><text:tab/>nombre : String;</text:p>
      <text:p text:style-name="P13"><text:tab/>Begin</text:p>
      <text:p text:style-name="P13"><text:tab/><text:tab/>Writeln('*************************************************************************');</text:p>
      <text:p text:style-name="P13"><text:tab/><text:tab/>Writeln('-------------------------------------------------------------------------');</text:p>
      <text:p text:style-name="P13"><text:tab/><text:tab/>Writeln('&gt;&gt;&gt;&gt;&gt;&gt;&gt;&gt;&gt;&gt;&gt;&gt;&gt;&gt;&gt;&gt;&gt;&gt;&gt;&gt;&gt;&gt;&gt;&gt;&gt; Ingrese nombre usuario &lt;&lt;&lt;&lt;&lt;&lt;&lt;&lt;&lt;&lt;&lt;&lt;&lt;&lt;&lt;&lt;&lt;&lt;&lt;&lt;&lt;&lt;&lt;&lt;');</text:p>
      <text:p text:style-name="P13"><text:tab/><text:tab/>Writeln('-------------------------------------------------------------------------');</text:p>
      <text:p text:style-name="P13"><text:tab/><text:tab/>Writeln('*************************************************************************');</text:p>
      <text:p text:style-name="P13"><text:tab/><text:tab/>Readln(nombre); // Entrada por teclado, nombre del jugador</text:p>
      <text:p text:style-name="P13"><text:tab/><text:tab/>salida.nombreUs := nombre; // asignacion a la variable jugador</text:p>
      <text:p text:style-name="P13"><text:tab/><text:tab/>salida.puntaje:= 0; // inicializacion del puntaje</text:p>
      <text:p text:style-name="P13"><text:tab/><text:tab/>clrscr;</text:p>
      <text:p text:style-name="P13"><text:tab/>End;</text:p>
      <text:p text:style-name="P13"><text:soft-page-break/>//Menu Principal</text:p>
      <text:p text:style-name="P13">Procedure CargaMenu( Var user : Tusuario);</text:p>
      <text:p text:style-name="P13"><text:tab/>Var</text:p>
      <text:p text:style-name="P13"><text:tab/>entrada: String;</text:p>
      <text:p text:style-name="P13"><text:tab/><text:tab/></text:p>
      <text:p text:style-name="P13"><text:tab/>Begin</text:p>
      <text:p text:style-name="P13"><text:tab/><text:tab/>Repeat</text:p>
      <text:p text:style-name="P13"><text:tab/><text:tab/>Writeln('------------------------------------------------------------------------------');<text:tab/><text:tab/></text:p>
      <text:p text:style-name="P13"><text:tab/><text:tab/>Writeln('--------------------------------PASAPALABRA-----------------------------------');</text:p>
      <text:p text:style-name="P13"><text:tab/><text:tab/>Writeln('&gt;&gt;&gt;&gt;&gt;&gt;&gt;&gt;&gt;&gt;&gt;&gt;&gt;&gt;&gt;&gt;&gt;&gt;&gt;&gt;&gt;&gt; Jugador Actual: ', user.nombreUs,' <text:s/>&lt;&lt;&lt;&lt;&lt;&lt;&lt;&lt;&lt;&lt;&lt;&lt;&lt;&lt;&lt;&lt;&lt;&lt;&lt;');</text:p>
      <text:p text:style-name="P13"><text:tab/><text:tab/>Writeln('------------------------------------------------------------------------------');<text:tab/><text:tab/></text:p>
      <text:p text:style-name="P13"><text:tab/><text:tab/>Writeln('Menu principal: '); //</text:p>
      <text:p text:style-name="P13"><text:tab/><text:tab/>Writeln('1: Iniciar partida');</text:p>
      <text:p text:style-name="P13"><text:tab/><text:tab/>Writeln('2: Ver mi promedio');</text:p>
      <text:p text:style-name="P13"><text:tab/><text:tab/>Writeln('3: Crear Usuario');</text:p>
      <text:p text:style-name="P13"><text:tab/><text:tab/>Writeln('4: Cambiar de usuario');</text:p>
      <text:p text:style-name="P13"><text:tab/><text:tab/>Writeln('5: Ver los 10 mejores');</text:p>
      <text:p text:style-name="P13"><text:tab/><text:tab/>Writeln('6: Salir del juego');</text:p>
      <text:p text:style-name="P13"><text:tab/><text:tab/>Writeln('Ingrese opcion:');</text:p>
      <text:p text:style-name="P13"><text:tab/><text:tab/>Readln(entrada);</text:p>
      <text:p text:style-name="P13"/>
      <text:p text:style-name="P13"><text:tab/><text:tab/></text:p>
      <text:p text:style-name="P13"><text:tab/><text:tab/>Case entrada of</text:p>
      <text:p text:style-name="P13"><text:tab/><text:tab/><text:tab/>'1': Begin</text:p>
      <text:p text:style-name="P13"><text:tab/><text:tab/><text:tab/><text:tab/>clrscr;</text:p>
      <text:p text:style-name="P13"><text:tab/><text:tab/><text:tab/><text:tab/>Jugar(jugador ,archivoUs, archPalabras );</text:p>
      <text:p text:style-name="P13"/>
      <text:p text:style-name="P13"><text:tab/><text:tab/><text:tab/>End;</text:p>
      <text:p text:style-name="P13"><text:tab/><text:tab/><text:tab/>'2': Begin<text:tab/></text:p>
      <text:p text:style-name="P13"><text:tab/><text:tab/><text:tab/><text:tab/>sum := 0;</text:p>
      <text:p text:style-name="P13"><text:tab/><text:tab/><text:tab/><text:tab/>clrscr;</text:p>
      <text:p text:style-name="P13"><text:tab/><text:tab/><text:tab/><text:tab/>sal1 := CantRegistros(jugador, archivoUs);</text:p>
      <text:p text:style-name="P13"><text:tab/><text:tab/><text:tab/><text:tab/>h := sal1.cant;</text:p>
      <text:p text:style-name="P13"><text:tab/><text:tab/><text:tab/><text:tab/>If (h &gt;0) Then Begin</text:p>
      <text:p text:style-name="P13"><text:tab/><text:tab/><text:tab/><text:tab/><text:tab/>promedio := VerMiPromedio(sal1,sum, h);</text:p>
      <text:p text:style-name="P13"><text:tab/><text:tab/><text:tab/><text:tab/><text:tab/>Writeln('El promedio de sus puntajes es: ');</text:p>
      <text:p text:style-name="P13"><text:tab/><text:tab/><text:tab/><text:tab/><text:tab/>Write(promedio:2:1);</text:p>
      <text:p text:style-name="P13"><text:tab/><text:tab/><text:tab/><text:tab/>End</text:p>
      <text:p text:style-name="P13"><text:tab/><text:tab/><text:tab/><text:tab/>Else Begin</text:p>
      <text:p text:style-name="P13"><text:tab/><text:tab/><text:tab/><text:tab/><text:tab/>Writeln('No tiene juegos registrados');</text:p>
      <text:p text:style-name="P13"><text:tab/><text:tab/><text:tab/><text:tab/>End;</text:p>
      <text:p text:style-name="P13"><text:tab/><text:tab/><text:tab/>End;</text:p>
      <text:p text:style-name="P13"><text:tab/><text:tab/><text:tab/>'3': Begin</text:p>
      <text:p text:style-name="P13"><text:tab/><text:tab/><text:tab/><text:tab/>clrscr;</text:p>
      <text:p text:style-name="P13"><text:tab/><text:tab/><text:tab/><text:tab/>crearUsuario(archivoUs, jugador);</text:p>
      <text:p text:style-name="P13"/>
      <text:p text:style-name="P13"><text:tab/><text:tab/><text:tab/><text:tab/>End;</text:p>
      <text:p text:style-name="P13"><text:tab/><text:tab/><text:tab/>'4':Begin</text:p>
      <text:p text:style-name="P13"><text:tab/><text:tab/><text:tab/><text:tab/>clrscr;</text:p>
      <text:p text:style-name="P13"><text:tab/><text:tab/><text:tab/><text:tab/>CambiarUsuario(archivoUs, jugador);</text:p>
      <text:p text:style-name="P13"/>
      <text:p text:style-name="P13"><text:tab/><text:tab/><text:tab/>End;</text:p>
      <text:p text:style-name="P13"><text:tab/><text:tab/><text:tab/>'5':Begin</text:p>
      <text:p text:style-name="P13"><text:tab/><text:tab/><text:tab/><text:tab/>clrscr;</text:p>
      <text:p text:style-name="P13"><text:tab/><text:tab/><text:tab/><text:tab/>Writeln('Top 10 puntajes:');</text:p>
      <text:p text:style-name="P13"><text:tab/><text:tab/><text:tab/><text:tab/>VerMejoresPuntajes(archivoUs);</text:p>
      <text:p text:style-name="P13"><text:tab/><text:tab/><text:tab/>End;</text:p>
      <text:p text:style-name="P13"><text:tab/><text:tab/><text:tab/>'6':Begin</text:p>
      <text:p text:style-name="P13"><text:tab/><text:tab/><text:tab/><text:tab/>clrscr;</text:p>
      <text:p text:style-name="P13"><text:tab/><text:tab/><text:tab/><text:tab/>Writeln('Saliendo del juego...');</text:p>
      <text:p text:style-name="P13"><text:soft-page-break/><text:tab/><text:tab/><text:tab/><text:tab/>entrada := '66';</text:p>
      <text:p text:style-name="P13"><text:tab/><text:tab/><text:tab/>End;</text:p>
      <text:p text:style-name="P13"><text:tab/><text:tab/><text:tab/>'7':Begin</text:p>
      <text:p text:style-name="P13"><text:tab/><text:tab/><text:tab/><text:tab/>clrscr;</text:p>
      <text:p text:style-name="P13"><text:tab/><text:tab/><text:tab/><text:tab/>Writeln('Menu oculto; usuarios...');</text:p>
      <text:p text:style-name="P13"><text:tab/><text:tab/><text:tab/><text:tab/>MostrarUsuarios(archivoUs);</text:p>
      <text:p text:style-name="P13"><text:tab/><text:tab/><text:tab/>End;</text:p>
      <text:p text:style-name="P13"><text:tab/><text:tab/><text:tab/>'8':Begin</text:p>
      <text:p text:style-name="P13"><text:tab/><text:tab/><text:tab/><text:tab/>clrscr;</text:p>
      <text:p text:style-name="P13"><text:tab/><text:tab/><text:tab/><text:tab/>Writeln('Menu oculto; lista palabras en registro...');</text:p>
      <text:p text:style-name="P13"><text:tab/><text:tab/><text:tab/><text:tab/>MostrarPalabras(archPalabras);</text:p>
      <text:p text:style-name="P13"><text:tab/><text:tab/><text:tab/>End;</text:p>
      <text:p text:style-name="P13"><text:tab/><text:tab/><text:tab/>Else Begin</text:p>
      <text:p text:style-name="P13"><text:tab/><text:tab/><text:tab/><text:tab/>clrscr;</text:p>
      <text:p text:style-name="P13"><text:tab/><text:tab/><text:tab/><text:tab/>Writeln('opcion incorrecta reingrese')</text:p>
      <text:p text:style-name="P13"><text:tab/><text:tab/><text:tab/><text:tab/></text:p>
      <text:p text:style-name="P13"><text:tab/><text:tab/><text:tab/>End;</text:p>
      <text:p text:style-name="P13"><text:tab/><text:tab/>End;</text:p>
      <text:p text:style-name="P13"><text:tab/><text:tab/></text:p>
      <text:p text:style-name="P13"><text:tab/><text:tab/>Until (entrada = '66');</text:p>
      <text:p text:style-name="P13">End;</text:p>
      <text:p text:style-name="P13">//Cuerpo principal del programa</text:p>
      <text:p text:style-name="P13">Begin</text:p>
      <text:p text:style-name="P13"><text:s text:c="4"/>Randomize;</text:p>
      <text:p text:style-name="P13"><text:tab/>nombreArchPalabras := 'palabras.txt'; //Nombre del archivo que contiene las palabras</text:p>
      <text:p text:style-name="P13"><text:tab/>nombreArchRegistro :='palabras.dat';</text:p>
      <text:p text:style-name="P13"><text:tab/>nombreArchUsuarios := 'usuariosBD.dat'; // Nombre del archivo que almacena los usuarios</text:p>
      <text:p text:style-name="P13"><text:tab/>Init(nombreArchPalabras, listaTxt, <text:s/>nombreArchRegistro, archPalabras);</text:p>
      <text:p text:style-name="P13"><text:tab/>InitUs(archivoUs,nombreArchUsuarios);</text:p>
      <text:p text:style-name="P13"><text:s/><text:tab/>Portada();</text:p>
      <text:p text:style-name="P13"><text:s/><text:tab/>CargarArchivoReg(archPalabras, listaTxt);</text:p>
      <text:p text:style-name="P13"><text:s/><text:tab/>Inicio(jugador);</text:p>
      <text:p text:style-name="P13"><text:tab/>CargaMenu(jugador);</text:p>
      <text:p text:style-name="P13">End.</text:p>
      <text:p text:style-name="P13"/>
      <text:p text:style-name="P15">UnitPasapalabra.pas</text:p>
      <text:p text:style-name="P13"/>
      <text:p text:style-name="P13"/>
      <text:p text:style-name="P14">{ Esta unit implementa los tipos, funciones y acciones necesarios para el juego pasapalabra</text:p>
      <text:p text:style-name="P14"/>
      <text:p text:style-name="P14">Proyecto Final. Intro a la Algoritmica y Programacion 2016</text:p>
      <text:p text:style-name="P14">Leonardo Gaitan</text:p>
      <text:p text:style-name="P14">Genaro Pennone</text:p>
      <text:p text:style-name="P14"/>
      <text:p text:style-name="P14"><text:s text:c="2"/></text:p>
      <text:p text:style-name="P14"/>
      <text:p text:style-name="P14">}</text:p>
      <text:p text:style-name="P14">Unit UnitPasaPalabra;</text:p>
      <text:p text:style-name="P14"/>
      <text:p text:style-name="P14">Interface</text:p>
      <text:p text:style-name="P14"/>
      <text:p text:style-name="P14">Uses unitLista,crt;</text:p>
      <text:p text:style-name="P14"/>
      <text:p text:style-name="P14">Const</text:p>
      <text:p text:style-name="P14"><text:s text:c="4"/>m = 26; <text:s text:c="3"/>// Cantidad de letras jugables</text:p>
      <text:p text:style-name="P14"><text:s text:c="4"/>p = 10; <text:s text:c="3"/>//Cantidad maxima de puntajes registrados</text:p>
      <text:p text:style-name="P14"><text:s text:c="2"/><text:tab/>q = 15; <text:s text:c="2"/>// cantidad de usuarios maxima en el registro</text:p>
      <text:p text:style-name="P14"/>
      <text:p text:style-name="P14">//Definiciones de los tipos usados en esta unidad</text:p>
      <text:p text:style-name="P14">Type</text:p>
      <text:p text:style-name="P14"><text:soft-page-break/><text:tab/></text:p>
      <text:p text:style-name="P14"><text:tab/>Tpalabra = Record<text:tab/>// Tipo palabra: Almacena cada palabra a jugar y su letra correspondiente<text:tab/></text:p>
      <text:p text:style-name="P14"><text:s text:c="2"/><text:tab/><text:tab/><text:tab/><text:tab/> <text:s text:c="2"/>palabra : Lista;</text:p>
      <text:p text:style-name="P14"><text:s text:c="2"/><text:tab/><text:tab/><text:tab/><text:tab/> <text:s text:c="2"/>letra : Char;</text:p>
      <text:p text:style-name="P14"><text:s text:c="13"/>valor : Boolean; // Determina si la palabra se jugÃ³ </text:p>
      <text:p text:style-name="P14"><text:s text:c="2"/>End;</text:p>
      <text:p text:style-name="P14"/>
      <text:p text:style-name="P14"><text:s text:c="2"/>TarchPal = File of Tpalabra; <text:s/>// Archivo de registros de T palabra</text:p>
      <text:p text:style-name="P14"/>
      <text:p text:style-name="P14"><text:s text:c="2"/>Tusuario = Record // Tipo Usuario: Variable donde se almacena los datos de usuario</text:p>
      <text:p text:style-name="P14"><text:s text:c="13"/>nombreUs : String;</text:p>
      <text:p text:style-name="P14"><text:s text:c="2"/><text:tab/><text:tab/><text:tab/><text:tab/> <text:s text:c="2"/>puntaje : Integer;</text:p>
      <text:p text:style-name="P14"><text:s text:c="2"/>End;</text:p>
      <text:p text:style-name="P14"/>
      <text:p text:style-name="P14"><text:s text:c="2"/>Tsoporte = Array[1..m] Of Tpalabra; //Soporta las 26 letras y sus palabras a jugar </text:p>
      <text:p text:style-name="P14"><text:s text:c="2"/></text:p>
      <text:p text:style-name="P14"><text:s text:c="2"/>Tarch = file of Tusuario; <text:s/>//archivo de usuarios</text:p>
      <text:p text:style-name="P14"><text:s text:c="2"/></text:p>
      <text:p text:style-name="P14"><text:s text:c="2"/>Tranking = Record </text:p>
      <text:p text:style-name="P14"><text:s text:c="14"/>a : Array[1..255] <text:s/>of <text:s/>Tusuario;</text:p>
      <text:p text:style-name="P14"><text:s text:c="14"/>cant : Integer;</text:p>
      <text:p text:style-name="P14"><text:s text:c="2"/>End;</text:p>
      <text:p text:style-name="P14"><text:s text:c="2"/></text:p>
      <text:p text:style-name="P14"><text:s text:c="2"/>TarchivoTexto = Text; //archivo de texto</text:p>
      <text:p text:style-name="P14"><text:s text:c="2"/></text:p>
      <text:p text:style-name="P14"><text:s text:c="2"/>Taleatorio = Array[1..m] of Integer; //Almacena 26 numero aleatorios</text:p>
      <text:p text:style-name="P14"><text:s text:c="2"/></text:p>
      <text:p text:style-name="P14"/>
      <text:p text:style-name="P14"/>
      <text:p text:style-name="P14">//--------------------------------------------------------------------------------------------------------------------//</text:p>
      <text:p text:style-name="P14"/>
      <text:p text:style-name="P14">//Declaraciones </text:p>
      <text:p text:style-name="P14"/>
      <text:p text:style-name="P14">// Revisa si existe al archivo de texto, si existe inicializa la variable de manejo y luego revisa si existe el archivo de registro de palabras, sino lo crea.</text:p>
      <text:p text:style-name="P14">Procedure Init( nombreText : String; Var archTexto : Text ;nombreRegPal : String; var archRegPal :TarchPal);</text:p>
      <text:p text:style-name="P14">// Revisa si existe el archivo que contiene los usuarios, si no lo crea.</text:p>
      <text:p text:style-name="P14">Procedure InitUS(var bd : Tarch; nombreRegUs : String);</text:p>
      <text:p text:style-name="P14">// Creacion de usuarios </text:p>
      <text:p text:style-name="P14">Procedure CrearUsuario (Var <text:s/>archivo : Tarch; Var <text:s/>salida : Tusuario);</text:p>
      <text:p text:style-name="P14">//cambia de usuario o lo crea</text:p>
      <text:p text:style-name="P14">Procedure CambiarUsuario (Var <text:s/>archivo : Tarch; Var salida : Tusuario);</text:p>
      <text:p text:style-name="P14">//Muestra todos los usuarios registrados</text:p>
      <text:p text:style-name="P14">Procedure MostrarUsuarios(Var archivo : Tarch );</text:p>
      <text:p text:style-name="P14">//Contar la cantidad de registros con un nombre de usuario dado.</text:p>
      <text:p text:style-name="P14">Function CantRegistros(entrada : Tusuario; Var archivo : <text:s/>Tarch): Tranking;</text:p>
      <text:p text:style-name="P14">//Calcula el promedio de las partidas jugadas del usuario, recursivamente</text:p>
      <text:p text:style-name="P14">Function SumaProm (entrada: Tranking; Var sum: integer; Var i : Integer) : Real;</text:p>
      <text:p text:style-name="P14">//Obtiene, ordena y muestra top 10 de puntajes</text:p>
      <text:p text:style-name="P14">Procedure VerMejoresPuntajes (Var archivo : Tarch);</text:p>
      <text:p text:style-name="P14">//Funcion que dada una palabra te devuelve la misma cargada en una lista simplemente encadenada de caracteres</text:p>
      <text:p text:style-name="P14">Procedure CargarArchivoReg(var arch: TarchPal; var archPal:Text);</text:p>
      <text:p text:style-name="P14">//Funcion que dada una palabra te devuelve la misma cargada en una lista simplemente encadenada de caracteres</text:p>
      <text:p text:style-name="P14">Procedure CargarPalabraEnLista(palabra : String; Var salida : Lista);</text:p>
      <text:p text:style-name="P14">//Muestra las palabras que estan cargadas en el archivo de registro</text:p>
      <text:p text:style-name="P14">Procedure MostrarPalabras(var arch: TarchPal);</text:p>
      <text:p text:style-name="P14">//Muestra palabra a jugar </text:p>
      <text:p text:style-name="P14">Procedure MuestraPal(entrada : Lista );</text:p>
      <text:p text:style-name="P14">//Retorna una lista de 26 elementos aleatorios cada v.</text:p>
      <text:p text:style-name="P14">Function Aleatoria(v : Integer): Taleatorio;</text:p>
      <text:p text:style-name="P14"><text:soft-page-break/>// Oculta letras para juego facil</text:p>
      <text:p text:style-name="P14">Procedure juegoFacil(Var entrada : Tsoporte);</text:p>
      <text:p text:style-name="P14">// Oculta letras para juego dificil</text:p>
      <text:p text:style-name="P14">Procedure juegoDif(Var entrada : Tsoporte );</text:p>
      <text:p text:style-name="P14">//Pasa la palabra</text:p>
      <text:p text:style-name="P14">Procedure PasaPalabra(Var i : Integer; Var entrada : Tsoporte; Var pP : Integer);</text:p>
      <text:p text:style-name="P14">//Adivina Palabra</text:p>
      <text:p text:style-name="P14">Procedure AdivinarPalabra(Var i : Integer; Var entrada : Tsoporte; Var salida : Boolean <text:s/>);</text:p>
      <text:p text:style-name="P14">//Calcula puntaje partida</text:p>
      <text:p text:style-name="P14">Function CalcPuntaje(entrada : Integer; ronda: integer): integer;</text:p>
      <text:p text:style-name="P14">// Menu en juego</text:p>
      <text:p text:style-name="P14">Procedure Menujuego(Var i : integer; <text:s/>Var puntaje : Integer; Var pP : Integer; Var part :Tsoporte; ik : Integer; Var sal : Boolean ; <text:s/>Var cantPalabras : Integer);</text:p>
      <text:p text:style-name="P14">//Accion de juego</text:p>
      <text:p text:style-name="P14">Procedure Jugar(user : Tusuario;Var archivo : Tarch; Var archivoPal : TarchPal );</text:p>
      <text:p text:style-name="P14">//Carga en Tipo soporte: obtiene elem de archivo de palabras</text:p>
      <text:p text:style-name="P14">Function CargaTsop(Var archivoPal: TarchPal; valor : Integer): Tsoporte;</text:p>
      <text:p text:style-name="P14">//Permite elegir dificultad del juego</text:p>
      <text:p text:style-name="P14">Procedure Dificultad(Var salida : Boolean );</text:p>
      <text:p text:style-name="P14">//Escribe puntaje del jugador en el archivo de usuarios</text:p>
      <text:p text:style-name="P14">Procedure EscribePunt(Var archivo1 : Tarch ; jugador : Tusuario);</text:p>
      <text:p text:style-name="P14"/>
      <text:p text:style-name="P14">//--------------------------------------------------------------------------------------------------------------------//</text:p>
      <text:p text:style-name="P14">//Implementacion de las funciones y acciones </text:p>
      <text:p text:style-name="P14"/>
      <text:p text:style-name="P14"/>
      <text:p text:style-name="P14">Implementation</text:p>
      <text:p text:style-name="P14"/>
      <text:p text:style-name="P14">//Revisa si existe lista de palabras, Inicializa el archivo de registro de palabras</text:p>
      <text:p text:style-name="P14">Procedure Init( nombreText : String; Var archTexto : Text ;nombreRegPal : String; var archRegPal :TarchPal);</text:p>
      <text:p text:style-name="P14"/>
      <text:p text:style-name="P14">Begin</text:p>
      <text:p text:style-name="P14"><text:s text:c="4"/>// Reviso si existe el archivo con las palabras</text:p>
      <text:p text:style-name="P14"><text:s text:c="4"/>assign (archTexto,nombreText);</text:p>
      <text:p text:style-name="P14"><text:s text:c="4"/>{$I-}</text:p>
      <text:p text:style-name="P14"><text:s text:c="4"/>RESET(archTexto); //Abre archivo</text:p>
      <text:p text:style-name="P14"><text:s text:c="4"/>{$I+}</text:p>
      <text:p text:style-name="P14"><text:s text:c="4"/>If IORESULT &lt;&gt; 0 Then Begin</text:p>
      <text:p text:style-name="P14"><text:s text:c="8"/>Writeln('ERROR!, la lista de palabras no existe, revise la fuente');</text:p>
      <text:p text:style-name="P14"><text:s text:c="8"/>readkey;</text:p>
      <text:p text:style-name="P14"><text:s text:c="8"/>halt; //Si no hay lista de palabras no se puede jugar</text:p>
      <text:p text:style-name="P14"><text:s text:c="4"/>End</text:p>
      <text:p text:style-name="P14"><text:s text:c="4"/>Else Begin</text:p>
      <text:p text:style-name="P14"><text:s text:c="8"/>assign(archRegPal,nombreRegPal);</text:p>
      <text:p text:style-name="P14"><text:s text:c="8"/>{$I-}</text:p>
      <text:p text:style-name="P14"><text:s text:c="8"/>reset(archRegPal);</text:p>
      <text:p text:style-name="P14"><text:s text:c="8"/>{$I+} <text:s text:c="2"/></text:p>
      <text:p text:style-name="P14"><text:s text:c="8"/>If IOResult &lt;&gt; 0 then</text:p>
      <text:p text:style-name="P14"><text:s text:c="12"/>Rewrite(archRegPal); // Crea archivo vacio</text:p>
      <text:p text:style-name="P14"><text:s text:c="8"/>End;</text:p>
      <text:p text:style-name="P14"><text:s text:c="8"/>Close(archRegPal); //cierro archivo de palabras</text:p>
      <text:p text:style-name="P14"><text:s text:c="8"/>Close(archTexto); //cierro archivo de texto</text:p>
      <text:p text:style-name="P14"><text:s text:c="4"/>End; </text:p>
      <text:p text:style-name="P14"/>
      <text:p text:style-name="P14">// Inicializacion del archivo de usuarios</text:p>
      <text:p text:style-name="P14">Procedure InitUS(var bd : Tarch; nombreRegUs : String);</text:p>
      <text:p text:style-name="P14">Begin</text:p>
      <text:p text:style-name="P14"><text:s text:c="4"/>// Reviso si existe el archivo con las palabras</text:p>
      <text:p text:style-name="P14"><text:s text:c="4"/>assign (bd,nombreRegUs);</text:p>
      <text:p text:style-name="P14"><text:s text:c="4"/>{$I-}</text:p>
      <text:p text:style-name="P14"><text:soft-page-break/><text:s text:c="4"/>Reset(bd); //Abre archivo</text:p>
      <text:p text:style-name="P14"><text:s text:c="4"/>{$I+}</text:p>
      <text:p text:style-name="P14"><text:s text:c="4"/>If IORESULT &lt;&gt; 0 Then Begin</text:p>
      <text:p text:style-name="P14"><text:s text:c="8"/>Rewrite(bd); // Crea archivo vacio</text:p>
      <text:p text:style-name="P14"><text:s text:c="4"/>End;</text:p>
      <text:p text:style-name="P14"><text:s text:c="4"/>Close(bd); //cierro archivo de us</text:p>
      <text:p text:style-name="P14"><text:s text:c="3"/></text:p>
      <text:p text:style-name="P14">End;</text:p>
      <text:p text:style-name="P14"/>
      <text:p text:style-name="P14">//Accion de crear usuario</text:p>
      <text:p text:style-name="P14">Procedure CrearUsuario (Var <text:s/>archivo : Tarch; Var salida : Tusuario);</text:p>
      <text:p text:style-name="P14">Var</text:p>
      <text:p text:style-name="P14"><text:s text:c="4"/>NombreU : string;</text:p>
      <text:p text:style-name="P14"><text:s text:c="4"/>user : Tusuario;</text:p>
      <text:p text:style-name="P14"><text:s text:c="4"/>encontrado : Boolean;</text:p>
      <text:p text:style-name="P14">Begin </text:p>
      <text:p text:style-name="P14"><text:s text:c="4"/>encontrado := False;</text:p>
      <text:p text:style-name="P14"><text:s text:c="4"/>{$I-} </text:p>
      <text:p text:style-name="P14"><text:s text:c="4"/>Reset(archivo); //Abre archivo</text:p>
      <text:p text:style-name="P14"><text:s text:c="4"/>{$I+} </text:p>
      <text:p text:style-name="P14"><text:s text:c="4"/>If (ioresult&lt;&gt;0) then Begin </text:p>
      <text:p text:style-name="P14"><text:s text:c="8"/>Writeln('Error en el archivo');</text:p>
      <text:p text:style-name="P14"><text:s text:c="4"/>End </text:p>
      <text:p text:style-name="P14"><text:s text:c="4"/>Else</text:p>
      <text:p text:style-name="P14"><text:s text:c="8"/>Write('ingrese nombre : '); </text:p>
      <text:p text:style-name="P14"><text:s text:c="8"/>Readln(nombreU); //Esquema: Busqueda (mejorada). Modelo: MI</text:p>
      <text:p text:style-name="P14"><text:s text:c="8"/>While ((Not EOF(archivo))and ( Not encontrado)) Do Begin //Mientras no fin sec</text:p>
      <text:p text:style-name="P14"><text:s text:c="12"/>Read (archivo,user); //Obtengo sig. elem</text:p>
      <text:p text:style-name="P14"><text:s text:c="16"/>If ( nombreU = user.nombreUs ) Then Begin //Tratamiento elem. corriente</text:p>
      <text:p text:style-name="P14"><text:s text:c="20"/>Writeln('Usuario ya existe'); </text:p>
      <text:p text:style-name="P14"><text:s text:c="20"/>encontrado := True;</text:p>
      <text:p text:style-name="P14"><text:s text:c="16"/>End;</text:p>
      <text:p text:style-name="P14"><text:s text:c="8"/>End;//Fin while</text:p>
      <text:p text:style-name="P14"><text:s text:c="16"/>Close(archivo); // cierra archivo</text:p>
      <text:p text:style-name="P14"><text:s text:c="16"/>If (Not encontrado) Then Begin</text:p>
      <text:p text:style-name="P14"><text:s text:c="20"/>user.nombreUs := nombreU;</text:p>
      <text:p text:style-name="P14"><text:s text:c="20"/>user.puntaje := 0;</text:p>
      <text:p text:style-name="P14"><text:s text:c="20"/>Writeln('Usuario creado'); </text:p>
      <text:p text:style-name="P14"><text:s text:c="20"/>Writeln('volviendo menu'); </text:p>
      <text:p text:style-name="P14"><text:s text:c="20"/>salida := user;</text:p>
      <text:p text:style-name="P14"><text:s text:c="16"/>End</text:p>
      <text:p text:style-name="P14"><text:s text:c="16"/>Else Begin</text:p>
      <text:p text:style-name="P14"><text:s text:c="20"/>Writeln('Por favor cambie de nombre y reingrese');</text:p>
      <text:p text:style-name="P14"><text:s text:c="16"/>End;</text:p>
      <text:p text:style-name="P14"><text:s text:c="2"/></text:p>
      <text:p text:style-name="P14">End;</text:p>
      <text:p text:style-name="P14">//Cambia de usuario activo</text:p>
      <text:p text:style-name="P14">Procedure CambiarUsuario (Var <text:s/>archivo : Tarch; Var salida : Tusuario);</text:p>
      <text:p text:style-name="P14">Var</text:p>
      <text:p text:style-name="P14"><text:s text:c="4"/>nombre: String;</text:p>
      <text:p text:style-name="P14"><text:s text:c="4"/>encontrado : Boolean;</text:p>
      <text:p text:style-name="P14"><text:s text:c="4"/>usuBuscado : Tusuario;</text:p>
      <text:p text:style-name="P14">Begin</text:p>
      <text:p text:style-name="P14"><text:s text:c="4"/>encontrado := False;</text:p>
      <text:p text:style-name="P14"><text:s text:c="4"/>Writeln('Ingrese nombre usuario');</text:p>
      <text:p text:style-name="P14"><text:s text:c="4"/>Readln(nombre);</text:p>
      <text:p text:style-name="P14"><text:s text:c="4"/>{$I-} </text:p>
      <text:p text:style-name="P14"><text:s text:c="4"/>Reset(archivo); //Abre archivo</text:p>
      <text:p text:style-name="P14"><text:s text:c="4"/>{$I+} </text:p>
      <text:p text:style-name="P14"><text:s text:c="4"/>If IORESULT &lt;&gt; 0 Then Begin</text:p>
      <text:p text:style-name="P14"><text:soft-page-break/><text:s text:c="6"/>Writeln('Error');</text:p>
      <text:p text:style-name="P14"><text:s text:c="4"/>End</text:p>
      <text:p text:style-name="P14"><text:s text:c="4"/>Else Begin <text:s text:c="5"/>//Esquema: Busqueda. Modelo: MI</text:p>
      <text:p text:style-name="P14"><text:s text:c="8"/>While (Not (eof(archivo))) And Not (encontrado ) Do Begin //No fin de sec. y p(n).</text:p>
      <text:p text:style-name="P14"><text:s text:c="12"/>Read(archivo, usuBuscado); // Obtengo Sig. Elem.</text:p>
      <text:p text:style-name="P14"><text:s text:c="12"/>If (usuBuscado.nombreUs = nombre) Then Begin// Tratamiento elem. corriente.</text:p>
      <text:p text:style-name="P14"><text:s text:c="16"/>encontrado := True;</text:p>
      <text:p text:style-name="P14"><text:s text:c="12"/>End;</text:p>
      <text:p text:style-name="P14"><text:s text:c="8"/>End; <text:s text:c="19"/></text:p>
      <text:p text:style-name="P14"><text:s text:c="4"/>If (encontrado) Then Begin //Tratamiento elem. hallado.</text:p>
      <text:p text:style-name="P14"><text:s text:c="8"/>Writeln('Cambio de usuario exitoso');</text:p>
      <text:p text:style-name="P14"><text:s text:c="8"/>salida := usuBuscado;</text:p>
      <text:p text:style-name="P14"><text:s text:c="4"/>End</text:p>
      <text:p text:style-name="P14"><text:s text:c="4"/>Else</text:p>
      <text:p text:style-name="P14"><text:s text:c="8"/>Begin //Tratamiento elem.no hallado.</text:p>
      <text:p text:style-name="P14"><text:s text:c="12"/>Writeln('No se encontro el usuario, primero debe crear un nuevo usuario'); <text:s text:c="3"/></text:p>
      <text:p text:style-name="P14"><text:s text:c="12"/>Writeln('Use el menu Crear usuario'); <text:s text:c="3"/></text:p>
      <text:p text:style-name="P14"><text:s text:c="8"/>End;</text:p>
      <text:p text:style-name="P14"><text:s text:c="2"/>End; <text:s/></text:p>
      <text:p text:style-name="P14"><text:s text:c="4"/>Close(archivo);</text:p>
      <text:p text:style-name="P14">End;</text:p>
      <text:p text:style-name="P14">//Muestra todos los usuarios registrados</text:p>
      <text:p text:style-name="P14">Procedure MostrarUsuarios(Var archivo : Tarch );</text:p>
      <text:p text:style-name="P14">Var</text:p>
      <text:p text:style-name="P14"><text:s text:c="4"/>aux : <text:s/>Tusuario;</text:p>
      <text:p text:style-name="P14">Begin </text:p>
      <text:p text:style-name="P14"><text:s text:c="4"/>{$I-} </text:p>
      <text:p text:style-name="P14"><text:s text:c="4"/>Reset(archivo); //Abre archivo</text:p>
      <text:p text:style-name="P14"><text:s text:c="4"/>{$I+} </text:p>
      <text:p text:style-name="P14"><text:s text:c="4"/>if (ioresult&lt;&gt;0) then Begin </text:p>
      <text:p text:style-name="P14"><text:s text:c="8"/>Writeln('Error en el archivo');</text:p>
      <text:p text:style-name="P14"><text:s text:c="4"/>End</text:p>
      <text:p text:style-name="P14"><text:s text:c="4"/>Else Begin //Esquema: R1. Modelo: MI.</text:p>
      <text:p text:style-name="P14"><text:s text:c="8"/>While (Not EOF(archivo)) Do Begin//No fin de sec.</text:p>
      <text:p text:style-name="P14"><text:s text:c="8"/>Read(archivo,aux); <text:s/>// Obtengo sig. elem.</text:p>
      <text:p text:style-name="P14"><text:s text:c="8"/>Writeln(aux.nombreUs); // Trat. corriente</text:p>
      <text:p text:style-name="P14"><text:s text:c="8"/>Writeln(aux.puntaje); // Trat. corriente</text:p>
      <text:p text:style-name="P14"><text:s text:c="4"/>End;</text:p>
      <text:p text:style-name="P14"><text:s text:c="4"/>close(archivo);</text:p>
      <text:p text:style-name="P14"><text:s text:c="4"/>End;</text:p>
      <text:p text:style-name="P14">End;</text:p>
      <text:p text:style-name="P14">//Contar la cantidad de registros con un nombre de usuario dado.</text:p>
      <text:p text:style-name="P14">Function CantRegistros(entrada : Tusuario; Var archivo : <text:s/>Tarch): Tranking;</text:p>
      <text:p text:style-name="P14">Var</text:p>
      <text:p text:style-name="P14"><text:s text:c="4"/>aux : Tusuario;</text:p>
      <text:p text:style-name="P14"><text:s text:c="4"/>cont : Integer;</text:p>
      <text:p text:style-name="P14"><text:s text:c="4"/>salida : Tranking;</text:p>
      <text:p text:style-name="P14">Begin </text:p>
      <text:p text:style-name="P14"><text:s text:c="4"/>cont := 0; //Inic. adquisicion.</text:p>
      <text:p text:style-name="P14"><text:s text:c="4"/>{$I-} </text:p>
      <text:p text:style-name="P14"><text:s text:c="4"/>Reset(archivo); //Abre archivo</text:p>
      <text:p text:style-name="P14"><text:s text:c="4"/>{$I+} </text:p>
      <text:p text:style-name="P14"><text:s text:c="4"/>If (ioresult&lt;&gt;0) then Begin </text:p>
      <text:p text:style-name="P14"><text:s text:c="6"/>Writeln('Error en el archivo'); //revisar</text:p>
      <text:p text:style-name="P14"><text:s text:c="4"/>End</text:p>
      <text:p text:style-name="P14"><text:s text:c="4"/>Else Begin //Esquema: R1. Modelo: MI</text:p>
      <text:p text:style-name="P14"><text:s text:c="8"/>While (Not EOF(archivo)) Do Begin//No fin de sec.</text:p>
      <text:p text:style-name="P14"><text:s text:c="12"/>Read(archivo,aux); <text:s/>//Obtengo sig. elem.</text:p>
      <text:p text:style-name="P14"><text:s text:c="12"/>If ((aux.nombreUs = entrada.nombreUs) and (aux.puntaje &gt; 0)) Then Begin//Tratamiento elem. corriente.</text:p>
      <text:p text:style-name="P14"><text:s text:c="18"/>cont := cont +1;</text:p>
      <text:p text:style-name="P14"><text:soft-page-break/><text:s text:c="18"/>salida.a[cont].puntaje := aux.puntaje;</text:p>
      <text:p text:style-name="P14"><text:s text:c="12"/>End;</text:p>
      <text:p text:style-name="P14"><text:s text:c="8"/>End;</text:p>
      <text:p text:style-name="P14"><text:s text:c="8"/>salida.cant := cont;</text:p>
      <text:p text:style-name="P14"><text:s text:c="4"/>End; <text:s text:c="4"/></text:p>
      <text:p text:style-name="P14"><text:s text:c="4"/>close(archivo);</text:p>
      <text:p text:style-name="P14"><text:s text:c="4"/>CantRegistros:=salida;</text:p>
      <text:p text:style-name="P14"><text:s text:c="2"/></text:p>
      <text:p text:style-name="P14">End;</text:p>
      <text:p text:style-name="P14"/>
      <text:p text:style-name="P14"/>
      <text:p text:style-name="P14">//Calcula el promedio de las partidas jugadas del usuario, recursivamente</text:p>
      <text:p text:style-name="P14">Function SumaProm (entrada: Tranking; Var sum: integer; Var i : Integer) : Real;</text:p>
      <text:p text:style-name="P14">Begin</text:p>
      <text:p text:style-name="P14"><text:s text:c="2"/>If (i = 0) Then Begin</text:p>
      <text:p text:style-name="P14"><text:s text:c="4"/>SumaProm := sum;</text:p>
      <text:p text:style-name="P14"><text:s text:c="2"/>End</text:p>
      <text:p text:style-name="P14"><text:s text:c="2"/></text:p>
      <text:p text:style-name="P14"><text:s text:c="2"/>Else Begin</text:p>
      <text:p text:style-name="P14"><text:s text:c="2"/>if (i &gt;=1) Then begin</text:p>
      <text:p text:style-name="P14"><text:s text:c="6"/>sum := entrada.a[i].puntaje + <text:s/>sum;</text:p>
      <text:p text:style-name="P14"><text:s text:c="6"/>i := i-1;</text:p>
      <text:p text:style-name="P14"><text:s text:c="6"/>SumaProm := SumaProm(entrada, sum ,i );</text:p>
      <text:p text:style-name="P14"><text:s text:c="4"/>End</text:p>
      <text:p text:style-name="P14"><text:s text:c="2"/>End; <text:s text:c="5"/></text:p>
      <text:p text:style-name="P14">End;</text:p>
      <text:p text:style-name="P14">// Obtiene, ordena y muestra top 10 de puntajes</text:p>
      <text:p text:style-name="P14">Procedure VerMejoresPuntajes (Var archivo : Tarch);</text:p>
      <text:p text:style-name="P14">Var</text:p>
      <text:p text:style-name="P14"><text:s text:c="2"/>p,i,j,k : integer;</text:p>
      <text:p text:style-name="P14"><text:s text:c="2"/>aux: Tusuario;</text:p>
      <text:p text:style-name="P14"><text:s text:c="2"/>user : Tusuario;</text:p>
      <text:p text:style-name="P14"><text:s text:c="2"/>b : Tranking;</text:p>
      <text:p text:style-name="P14"><text:s text:c="2"/>cont : integer;</text:p>
      <text:p text:style-name="P14"><text:s text:c="2"/>//a : array[1 ..255] of Tusuario;</text:p>
      <text:p text:style-name="P14">Begin</text:p>
      <text:p text:style-name="P14"><text:s text:c="2"/>{$I-} </text:p>
      <text:p text:style-name="P14"><text:s text:c="2"/>Reset(archivo); //Abre archivo</text:p>
      <text:p text:style-name="P14"><text:s text:c="2"/>{$I+} </text:p>
      <text:p text:style-name="P14"><text:s text:c="2"/>if (ioresult&lt;&gt;0) then Begin </text:p>
      <text:p text:style-name="P14"><text:s text:c="4"/>Writeln('Error en el archivo'); //revisar</text:p>
      <text:p text:style-name="P14"><text:s text:c="2"/>End</text:p>
      <text:p text:style-name="P14"><text:s text:c="2"/>Else Begin</text:p>
      <text:p text:style-name="P14"><text:s text:c="4"/>i := 1;</text:p>
      <text:p text:style-name="P14"><text:s text:c="4"/>p := 1;//indice de arreglo, almacena puntajes</text:p>
      <text:p text:style-name="P14"><text:s text:c="4"/>While Not (EOF(archivo)) Do Begin</text:p>
      <text:p text:style-name="P14"><text:s text:c="6"/>Read(archivo, user); //Obtiene</text:p>
      <text:p text:style-name="P14"><text:s text:c="6"/>b.a[p].puntaje := (user.puntaje); {guardo en un arreglo todos los puntajes}</text:p>
      <text:p text:style-name="P14"><text:s text:c="6"/>b.a[p].nombreUs := (user.nombreUs);</text:p>
      <text:p text:style-name="P14"><text:s text:c="6"/>p := p+1;</text:p>
      <text:p text:style-name="P14"><text:s text:c="4"/>End;//fin while</text:p>
      <text:p text:style-name="P14"><text:s text:c="4"/>close(archivo); //Cierro archivo</text:p>
      <text:p text:style-name="P14"><text:s text:c="4"/>cont := 0;</text:p>
      <text:p text:style-name="P14"><text:s text:c="4"/>i := p;</text:p>
      <text:p text:style-name="P14"><text:s text:c="4"/>While ((i &gt;= 1)and (cont &lt;= 10)) Do Begin //Una vez que el i llega a 10 corta el ciclo, es decir que ya obtuvo los 10 mejores</text:p>
      <text:p text:style-name="P14"><text:s text:c="48"/>{ordeno los puntajes}</text:p>
      <text:p text:style-name="P14"><text:s text:c="6"/>j := 1;</text:p>
      <text:p text:style-name="P14"><text:s text:c="6"/>While (j&lt;i) Do Begin</text:p>
      <text:p text:style-name="P14"><text:s text:c="8"/>If (b.a[j].puntaje &gt; b.a[j+1].puntaje) Then Begin </text:p>
      <text:p text:style-name="P14"><text:soft-page-break/><text:s text:c="10"/>aux := b.a[j]; <text:s text:c="2"/>//comparo e intercambio</text:p>
      <text:p text:style-name="P14"><text:s text:c="10"/>b.a[j] := b.a[j+1];</text:p>
      <text:p text:style-name="P14"><text:s text:c="10"/>b.a[j+1] := aux;</text:p>
      <text:p text:style-name="P14"><text:s text:c="8"/>End;</text:p>
      <text:p text:style-name="P14"><text:s text:c="6"/>j := j+1;</text:p>
      <text:p text:style-name="P14"><text:s text:c="6"/>End;</text:p>
      <text:p text:style-name="P14"><text:s text:c="8"/>cont := cont+1;</text:p>
      <text:p text:style-name="P14"><text:s text:c="8"/>i := i-1;</text:p>
      <text:p text:style-name="P14"><text:s text:c="4"/>End;{fin while}</text:p>
      <text:p text:style-name="P14"><text:s text:c="5"/>b.cant := p; <text:s text:c="8"/></text:p>
      <text:p text:style-name="P14"><text:s text:c="4"/>//Muestra de datos</text:p>
      <text:p text:style-name="P14"><text:s text:c="4"/>If (b.cant &gt;= 10) Then Begin// Si hay mas de 9</text:p>
      <text:p text:style-name="P14"><text:s text:c="6"/>Writeln('Los 10 mejores puntajes son :'); {muestro los 10 mejores puntajes}</text:p>
      <text:p text:style-name="P14"><text:s text:c="6"/>i := p;</text:p>
      <text:p text:style-name="P14"><text:s text:c="6"/>While (b.cant &gt;= i-10) Do Begin</text:p>
      <text:p text:style-name="P14"><text:s text:c="8"/>Writeln( b.a[i].nombreUs, ' : --&gt; <text:s/>');</text:p>
      <text:p text:style-name="P14"><text:s text:c="8"/>Write(b.a[i].puntaje, ' puntos');</text:p>
      <text:p text:style-name="P14"><text:s text:c="8"/>Writeln(' ');</text:p>
      <text:p text:style-name="P14"><text:s text:c="8"/>i := i-1;</text:p>
      <text:p text:style-name="P14"><text:s text:c="6"/>End;//fin while</text:p>
      <text:p text:style-name="P14"><text:s text:c="4"/>End</text:p>
      <text:p text:style-name="P14"><text:s text:c="4"/>Else Begin <text:s text:c="20"/>{muestro todos los puntajes si son menos de 10}</text:p>
      <text:p text:style-name="P14"><text:s text:c="6"/>k := p;</text:p>
      <text:p text:style-name="P14"><text:s text:c="6"/>writeln(' Los mejores puntajes registrados son :');</text:p>
      <text:p text:style-name="P14"><text:s text:c="6"/>While (k &gt;=2 ) Do Begin</text:p>
      <text:p text:style-name="P14"><text:s text:c="8"/>Writeln( b.a[k].nombreUs,' : --&gt; ');</text:p>
      <text:p text:style-name="P14"><text:s text:c="8"/>Writeln(b.a[k].puntaje, ' puntos ');</text:p>
      <text:p text:style-name="P14"><text:s text:c="8"/>Writeln(' ');</text:p>
      <text:p text:style-name="P14"><text:s text:c="8"/>k := k-1;</text:p>
      <text:p text:style-name="P14"><text:s text:c="6"/>End;//fin while</text:p>
      <text:p text:style-name="P14"><text:s text:c="4"/>End;//fin if </text:p>
      <text:p text:style-name="P14"><text:s text:c="4"/>For i:= 0 to 255 do Begin</text:p>
      <text:p text:style-name="P14"><text:s text:c="4"/>b.a[i].puntaje :=0;</text:p>
      <text:p text:style-name="P14"><text:s text:c="4"/>b.cant := 0;</text:p>
      <text:p text:style-name="P14"><text:s text:c="4"/>End</text:p>
      <text:p text:style-name="P14"><text:s text:c="2"/>End;</text:p>
      <text:p text:style-name="P14"><text:s text:c="2"/>readkey;</text:p>
      <text:p text:style-name="P14"><text:s text:c="2"/>clrscr;</text:p>
      <text:p text:style-name="P14">End;//fin accion</text:p>
      <text:p text:style-name="P14">//Carga en archivo de registro las palabras del texto</text:p>
      <text:p text:style-name="P14">Procedure CargarArchivoReg(var arch: TarchPal; var archPal:Text);</text:p>
      <text:p text:style-name="P14">Var</text:p>
      <text:p text:style-name="P14"/>
      <text:p text:style-name="P14"><text:s text:c="2"/>regDePal:TPalabra;</text:p>
      <text:p text:style-name="P14"><text:s text:c="2"/>i : Integer;</text:p>
      <text:p text:style-name="P14"><text:s text:c="2"/>caracterInit : Char;</text:p>
      <text:p text:style-name="P14"><text:s text:c="2"/>pal:string[20];</text:p>
      <text:p text:style-name="P14"/>
      <text:p text:style-name="P14">begin</text:p>
      <text:p text:style-name="P14"><text:s text:c="2"/>reset (archPal);</text:p>
      <text:p text:style-name="P14"><text:s text:c="2"/>reset (arch);</text:p>
      <text:p text:style-name="P14"><text:s text:c="2"/>i:=0;</text:p>
      <text:p text:style-name="P14"><text:s text:c="2"/>caracterInit:='a';//Esquema: R1. Modelo: MI</text:p>
      <text:p text:style-name="P14"><text:s text:c="2"/>while(not(EOF(archPal))) Do Begin//No fin de sec.</text:p>
      <text:p text:style-name="P14"><text:s text:c="6"/>read(archPal,pal);//Obtengo sig elem.</text:p>
      <text:p text:style-name="P14"><text:s text:c="6"/>CargarPalabraEnLista(pal,regDePal.palabra);</text:p>
      <text:p text:style-name="P14"><text:s text:c="6"/>if(i&lt;5) then //Son cinco palabras entonces a las primeras cinco les asigna la letra 'a'</text:p>
      <text:p text:style-name="P14"><text:s text:c="8"/>begin</text:p>
      <text:p text:style-name="P14"><text:s text:c="10"/>regDePal.letra:=caracterInit;</text:p>
      <text:p text:style-name="P14"><text:s text:c="10"/>write(arch,regDePal); <text:s text:c="10"/>//Trat. elem. corriente.</text:p>
      <text:p text:style-name="P14"><text:soft-page-break/><text:s text:c="10"/>i:=i+1;</text:p>
      <text:p text:style-name="P14"><text:s text:c="8"/>end</text:p>
      <text:p text:style-name="P14"><text:s text:c="6"/>else</text:p>
      <text:p text:style-name="P14"><text:s text:c="8"/>begin</text:p>
      <text:p text:style-name="P14"><text:s text:c="10"/>caracterInit:=Succ(caracterInit); //Agrega el siguiente del abecedario</text:p>
      <text:p text:style-name="P14"><text:s text:c="10"/>regDePal.letra:=caracterInit;</text:p>
      <text:p text:style-name="P14"><text:s text:c="10"/>write(arch,regDePal);</text:p>
      <text:p text:style-name="P14"><text:s text:c="10"/>i:=1;</text:p>
      <text:p text:style-name="P14"><text:s text:c="8"/>end;</text:p>
      <text:p text:style-name="P14"><text:s text:c="4"/>readln(archPal);</text:p>
      <text:p text:style-name="P14"><text:s text:c="2"/>end;</text:p>
      <text:p text:style-name="P14">close(archPal);</text:p>
      <text:p text:style-name="P14">close(arch);</text:p>
      <text:p text:style-name="P14">end;</text:p>
      <text:p text:style-name="P14">//Funcion que dada una palabra te devuelve la misma cargada en una lista simplemente encadenada de caracteres</text:p>
      <text:p text:style-name="P14">Procedure CargarPalabraEnLista(palabra : String; Var salida : Lista);</text:p>
      <text:p text:style-name="P14">Var</text:p>
      <text:p text:style-name="P14">mInfo : TInfo;</text:p>
      <text:p text:style-name="P14">miLista : Lista;</text:p>
      <text:p text:style-name="P14">j <text:s/>: Integer;</text:p>
      <text:p text:style-name="P14"/>
      <text:p text:style-name="P14">Begin <text:s/></text:p>
      <text:p text:style-name="P14">inicializar(miLista);</text:p>
      <text:p text:style-name="P14"><text:s text:c="8"/>j:=0;</text:p>
      <text:p text:style-name="P14"><text:s text:c="8"/>while(j&lt;Length((palabra))) do //Se recorre la palabra hasta su ultimo caracter </text:p>
      <text:p text:style-name="P14"><text:s text:c="12"/>begin</text:p>
      <text:p text:style-name="P14"><text:s text:c="16"/>j:=j+1;;</text:p>
      <text:p text:style-name="P14"><text:s text:c="16"/>mInfo.caracter:=palabra[j]; //Se asigna al campo caracter del TInfo el caracter de la palabra en la posicion j</text:p>
      <text:p text:style-name="P14"><text:s text:c="16"/>mInfo.visible:=true;</text:p>
      <text:p text:style-name="P14"><text:s text:c="16"/>InsertarAlFinal(mInfo,miLista);</text:p>
      <text:p text:style-name="P14"><text:s text:c="12"/>end;</text:p>
      <text:p text:style-name="P14"><text:s text:c="8"/>salida:=miLista;</text:p>
      <text:p text:style-name="P14">end;</text:p>
      <text:p text:style-name="P14">//Accion de juego</text:p>
      <text:p text:style-name="P14"/>
      <text:p text:style-name="P14">//Muestra las palabras que estan cargadas en el archivo de registro</text:p>
      <text:p text:style-name="P14">Procedure MostrarPalabras(var arch: TarchPal);</text:p>
      <text:p text:style-name="P14">Var</text:p>
      <text:p text:style-name="P14"><text:s text:c="4"/>regDePal:TPalabra;</text:p>
      <text:p text:style-name="P14"><text:s text:c="4"/>lista1 : Lista;</text:p>
      <text:p text:style-name="P14">Begin <text:s text:c="2"/></text:p>
      <text:p text:style-name="P14"><text:s text:c="8"/>{$I-}</text:p>
      <text:p text:style-name="P14"><text:s text:c="12"/>reset(arch);</text:p>
      <text:p text:style-name="P14"><text:s text:c="8"/>{$I+} <text:s text:c="2"/></text:p>
      <text:p text:style-name="P14"><text:s text:c="8"/>if IOResult=0 then</text:p>
      <text:p text:style-name="P14"><text:s text:c="16"/>reset(arch)</text:p>
      <text:p text:style-name="P14"><text:s text:c="8"/>else</text:p>
      <text:p text:style-name="P14"><text:s text:c="16"/>writeln('error en el archivo');</text:p>
      <text:p text:style-name="P14"><text:s text:c="4"/>//Esquema: R1. Modelo: MI</text:p>
      <text:p text:style-name="P14"><text:s text:c="4"/>While(not(EOF(arch))) Do Begin//No fin de sec.</text:p>
      <text:p text:style-name="P14"><text:s text:c="12"/>read(arch,regDePal);//Obtengo seg. elem.</text:p>
      <text:p text:style-name="P14"><text:s text:c="12"/>lista1 := regDePal.palabra;//Tratamineto elem. corrien.</text:p>
      <text:p text:style-name="P14"><text:s text:c="12"/>Writeln(' ');</text:p>
      <text:p text:style-name="P14"><text:s text:c="12"/>MuestraPal(lista1);</text:p>
      <text:p text:style-name="P14"><text:s text:c="12"/>writeln(' ');</text:p>
      <text:p text:style-name="P14"><text:s text:c="12"/>writeln(regDePal.letra);</text:p>
      <text:p text:style-name="P14"><text:s text:c="4"/>end;</text:p>
      <text:p text:style-name="P14">close(arch);</text:p>
      <text:p text:style-name="P14">end;</text:p>
      <text:p text:style-name="P14">//Muestra palabra a jugar </text:p>
      <text:p text:style-name="P14"><text:soft-page-break/>Procedure MuestraPal(entrada : Lista );</text:p>
      <text:p text:style-name="P14"><text:s text:c="2"/>Var</text:p>
      <text:p text:style-name="P14"><text:s text:c="4"/>corriente : Tpuntero;</text:p>
      <text:p text:style-name="P14"><text:s text:c="2"/>Begin <text:s text:c="2"/>//Esquema: R1. Modelo: MF</text:p>
      <text:p text:style-name="P14"><text:s text:c="4"/>corriente := entrada.Pri;</text:p>
      <text:p text:style-name="P14"><text:s text:c="4"/>Write ('Palabra: ----&gt; <text:s text:c="2"/>');</text:p>
      <text:p text:style-name="P14"><text:s text:c="4"/>While (corriente &lt;&gt; nil ) Do Begin //Mientras no fin sec</text:p>
      <text:p text:style-name="P14"><text:s text:c="6"/>If ((corriente^).info.visible) Then Begin</text:p>
      <text:p text:style-name="P14"><text:s text:c="8"/>Write((corriente^).info.caracter);</text:p>
      <text:p text:style-name="P14"><text:s text:c="12"/></text:p>
      <text:p text:style-name="P14"><text:s text:c="6"/>End</text:p>
      <text:p text:style-name="P14"><text:s text:c="8"/></text:p>
      <text:p text:style-name="P14"><text:s text:c="6"/>Else</text:p>
      <text:p text:style-name="P14"><text:s text:c="8"/>Begin</text:p>
      <text:p text:style-name="P14"><text:s text:c="10"/>Write('_'); </text:p>
      <text:p text:style-name="P14"><text:s text:c="28"/>//Trat. de elem. corriente</text:p>
      <text:p text:style-name="P14"><text:s text:c="8"/>End;</text:p>
      <text:p text:style-name="P14"><text:s text:c="10"/></text:p>
      <text:p text:style-name="P14"><text:s text:c="6"/>corriente := (corriente^).next; <text:s text:c="4"/>//Obtener sig elem.</text:p>
      <text:p text:style-name="P14"><text:s text:c="10"/></text:p>
      <text:p text:style-name="P14"><text:s text:c="4"/>End;</text:p>
      <text:p text:style-name="P14">End;</text:p>
      <text:p text:style-name="P14"><text:s/>//Retorna una lista de 26 elementos aleatorios cada v.</text:p>
      <text:p text:style-name="P14"><text:s/>Function Aleatoria(v : Integer): Taleatorio;</text:p>
      <text:p text:style-name="P14"><text:s text:c="4"/>Var</text:p>
      <text:p text:style-name="P14"><text:s text:c="6"/>i,variable, indice : Integer;</text:p>
      <text:p text:style-name="P14"><text:s text:c="6"/>lista : Taleatorio;</text:p>
      <text:p text:style-name="P14"><text:s text:c="4"/>Begin</text:p>
      <text:p text:style-name="P14"><text:s text:c="6"/>//Lista de números aleatorios</text:p>
      <text:p text:style-name="P14"><text:s text:c="6"/>//inicilizar semilla en el programa principal</text:p>
      <text:p text:style-name="P14"><text:s text:c="6"/>variable := 0; <text:s/></text:p>
      <text:p text:style-name="P14"><text:s text:c="6"/>i := 0;//Esquema: R1. Modelo: MI</text:p>
      <text:p text:style-name="P14"><text:s text:c="6"/>While (i &lt;= 25)Do Begin//No fin de sec.</text:p>
      <text:p text:style-name="P14"><text:s text:c="8"/>i := i+1;//Obteger sig. elem.</text:p>
      <text:p text:style-name="P14"><text:s text:c="8"/>indice := (Random(v)+ variable);</text:p>
      <text:p text:style-name="P14"><text:s text:c="8"/>lista[i] := indice; //Tratamiento elem. corriente</text:p>
      <text:p text:style-name="P14"><text:s text:c="8"/>variable := variable+v;</text:p>
      <text:p text:style-name="P14"><text:s text:c="8"/>write(' - ',indice);</text:p>
      <text:p text:style-name="P14"><text:s text:c="6"/>End;</text:p>
      <text:p text:style-name="P14"><text:s text:c="6"/>Aleatoria := lista;</text:p>
      <text:p text:style-name="P14"><text:s text:c="4"/>End;</text:p>
      <text:p text:style-name="P14">//Juego FACIL</text:p>
      <text:p text:style-name="P14">Procedure juegoFacil(Var entrada : Tsoporte );</text:p>
      <text:p text:style-name="P14">Var</text:p>
      <text:p text:style-name="P14"><text:s text:c="4"/>a : Char;</text:p>
      <text:p text:style-name="P14"><text:s text:c="4"/>i,contador : Integer; </text:p>
      <text:p text:style-name="P14"><text:s text:c="4"/>list : Lista;</text:p>
      <text:p text:style-name="P14"><text:s text:c="4"/>anteriorMostrada, mostrada : Boolean;</text:p>
      <text:p text:style-name="P14"><text:s text:c="4"/>corriente : Tpuntero;</text:p>
      <text:p text:style-name="P14"/>
      <text:p text:style-name="P14">Begin</text:p>
      <text:p text:style-name="P14"><text:s text:c="4"/>i := 1;//Esquema: R1. Modelo: MF</text:p>
      <text:p text:style-name="P14"><text:s text:c="2"/>While (i&lt;=26) Do Begin //No fin de sec.</text:p>
      <text:p text:style-name="P14"><text:s text:c="4"/>contador := 0;</text:p>
      <text:p text:style-name="P14"><text:s text:c="4"/>a := entrada[i].letra;</text:p>
      <text:p text:style-name="P14"><text:s text:c="4"/>list := entrada[i].palabra;</text:p>
      <text:p text:style-name="P14"><text:s text:c="4"/>mostrada := False;</text:p>
      <text:p text:style-name="P14"><text:s text:c="4"/>corriente := list.Pri;</text:p>
      <text:p text:style-name="P14"><text:s text:c="4"/>anteriorMostrada := True;</text:p>
      <text:p text:style-name="P14"><text:s text:c="2"/></text:p>
      <text:p text:style-name="P14"><text:soft-page-break/><text:s text:c="4"/>While (corriente &lt;&gt; nil) Do Begin <text:s/></text:p>
      <text:p text:style-name="P14"><text:s text:c="6"/>If ((a = <text:s/>(corriente^).info.caracter) AND (Not mostrada)) Then Begin <text:s text:c="2"/>//Si elem corriente es igual <text:s/>a letra jugada se debe mostrar</text:p>
      <text:p text:style-name="P14"><text:s text:c="6"/>(corriente^).info.visible := True;</text:p>
      <text:p text:style-name="P14"><text:s text:c="6"/>mostrada := True;</text:p>
      <text:p text:style-name="P14"><text:s text:c="6"/>End</text:p>
      <text:p text:style-name="P14"><text:s/></text:p>
      <text:p text:style-name="P14"><text:s text:c="6"/>Else Begin// Si no es igual o ya se mostró</text:p>
      <text:p text:style-name="P14"><text:s text:c="8"/>If ((anteriorMostrada) and (contador&lt;2)) Then Begin</text:p>
      <text:p text:style-name="P14"><text:s text:c="8"/>(corriente^).info.visible := False; <text:s/>//Se oculta y se almacena la info</text:p>
      <text:p text:style-name="P14"><text:s text:c="8"/>anteriorMostrada := False;</text:p>
      <text:p text:style-name="P14"><text:s text:c="8"/>contador := contador + 1;</text:p>
      <text:p text:style-name="P14"><text:s text:c="8"/>End</text:p>
      <text:p text:style-name="P14"><text:s text:c="8"/>Else Begin // Si <text:s/>se mostró la anterior, oculta la actual</text:p>
      <text:p text:style-name="P14"><text:s text:c="8"/>(corriente^).info.visible := True;</text:p>
      <text:p text:style-name="P14"><text:s text:c="8"/>anteriorMostrada := True;</text:p>
      <text:p text:style-name="P14"><text:s text:c="8"/>End;</text:p>
      <text:p text:style-name="P14"><text:s text:c="6"/>End;</text:p>
      <text:p text:style-name="P14"><text:s text:c="6"/>corriente := (corriente^).next;</text:p>
      <text:p text:style-name="P14"><text:s text:c="2"/>End;</text:p>
      <text:p text:style-name="P14">i:=i+1; //Obtener sig. elem.</text:p>
      <text:p text:style-name="P14">End;</text:p>
      <text:p text:style-name="P14">End;</text:p>
      <text:p text:style-name="P14"/>
      <text:p text:style-name="P14">Procedure juegoDif(Var entrada : Tsoporte );</text:p>
      <text:p text:style-name="P14">Var</text:p>
      <text:p text:style-name="P14"><text:s text:c="4"/>a : Char;</text:p>
      <text:p text:style-name="P14"><text:s text:c="4"/>i: Integer; </text:p>
      <text:p text:style-name="P14"><text:s text:c="4"/>list : Lista;</text:p>
      <text:p text:style-name="P14"><text:s text:c="4"/>anteriorMostrada, mostrada : Boolean;</text:p>
      <text:p text:style-name="P14"><text:s text:c="4"/>corriente : Tpuntero;</text:p>
      <text:p text:style-name="P14"/>
      <text:p text:style-name="P14">Begin</text:p>
      <text:p text:style-name="P14"><text:s text:c="4"/>i := 1;//Esquema: R1. Modelo: MF</text:p>
      <text:p text:style-name="P14"><text:s text:c="2"/>While (i&lt;=26) Do Begin//No fin de sec.</text:p>
      <text:p text:style-name="P14"><text:s text:c="4"/>a := entrada[i].letra;</text:p>
      <text:p text:style-name="P14"><text:s text:c="4"/>list := entrada[i].palabra;</text:p>
      <text:p text:style-name="P14"><text:s text:c="4"/>mostrada := False;</text:p>
      <text:p text:style-name="P14"><text:s text:c="4"/>corriente := list.Pri;</text:p>
      <text:p text:style-name="P14"><text:s text:c="4"/>anteriorMostrada := True;</text:p>
      <text:p text:style-name="P14"><text:s text:c="2"/></text:p>
      <text:p text:style-name="P14"><text:s text:c="4"/>While (corriente &lt;&gt; nil) Do Begin <text:s/></text:p>
      <text:p text:style-name="P14"><text:s text:c="6"/>If ((a = <text:s/>(corriente^).info.caracter) AND (Not mostrada)) Then Begin <text:s text:c="2"/>//Si elem corriente es igual <text:s/>a letra jugada se debe mostrar</text:p>
      <text:p text:style-name="P14"><text:s text:c="6"/>(corriente^).info.visible := True;</text:p>
      <text:p text:style-name="P14"><text:s text:c="6"/>mostrada := True;</text:p>
      <text:p text:style-name="P14"><text:s text:c="6"/>End</text:p>
      <text:p text:style-name="P14"><text:s/></text:p>
      <text:p text:style-name="P14"><text:s text:c="6"/>Else Begin// Si no es igual o ya se mostro</text:p>
      <text:p text:style-name="P14"><text:s text:c="8"/>If (anteriorMostrada) Then Begin</text:p>
      <text:p text:style-name="P14"><text:s text:c="8"/>(corriente^).info.visible := False; <text:s/>//Se oculta y se almacena la info</text:p>
      <text:p text:style-name="P14"><text:s text:c="8"/>anteriorMostrada := False;</text:p>
      <text:p text:style-name="P14"><text:s text:c="8"/></text:p>
      <text:p text:style-name="P14"><text:s text:c="8"/>End</text:p>
      <text:p text:style-name="P14"><text:s text:c="8"/>Else Begin // Si se mostro la anterior, oculta la actual</text:p>
      <text:p text:style-name="P14"><text:s text:c="8"/>(corriente^).info.visible := True;</text:p>
      <text:p text:style-name="P14"><text:s text:c="8"/>anteriorMostrada := True;</text:p>
      <text:p text:style-name="P14"><text:s text:c="8"/>End;</text:p>
      <text:p text:style-name="P14"><text:s text:c="6"/>End;</text:p>
      <text:p text:style-name="P14"><text:s text:c="6"/>corriente := (corriente^).next;</text:p>
      <text:p text:style-name="P14"><text:soft-page-break/><text:s text:c="4"/>End;</text:p>
      <text:p text:style-name="P14"><text:s text:c="4"/>i:=i+1;//Obtener sig. elem.</text:p>
      <text:p text:style-name="P14"><text:s text:c="2"/>End;</text:p>
      <text:p text:style-name="P14">End;</text:p>
      <text:p text:style-name="P14"/>
      <text:p text:style-name="P14">// Menu en juego</text:p>
      <text:p text:style-name="P14">Procedure Menujuego(Var i : integer; <text:s/>Var puntaje : Integer; Var pP : Integer; Var part :Tsoporte; ik : Integer; Var sal : Boolean ; <text:s/>Var cantPalabras : Integer);</text:p>
      <text:p text:style-name="P14"><text:s text:c="2"/>Var</text:p>
      <text:p text:style-name="P14"><text:s text:c="4"/>opcion : Char;</text:p>
      <text:p text:style-name="P14"><text:s text:c="4"/>correcto : Boolean;</text:p>
      <text:p text:style-name="P14"><text:s text:c="2"/>Begin</text:p>
      <text:p text:style-name="P14"><text:s text:c="4"/>correcto := False; //Muestra menu al jugar</text:p>
      <text:p text:style-name="P14"><text:s text:c="4"/>Writeln('Letra Jugada: <text:s/>&gt;&gt;&gt; ', part[i].letra,' &lt;&lt;&lt; ' );</text:p>
      <text:p text:style-name="P14"><text:s text:c="4"/>Writeln(' '); <text:s text:c="3"/></text:p>
      <text:p text:style-name="P14"><text:s text:c="4"/>Writeln('--------------------------------------------------------------------------'); <text:s text:c="3"/></text:p>
      <text:p text:style-name="P14"><text:s text:c="4"/>Writeln(' Opciones');</text:p>
      <text:p text:style-name="P14"><text:s text:c="4"/>Writeln('1: Pasar palabra');</text:p>
      <text:p text:style-name="P14"><text:s text:c="4"/>Writeln('2: Adivinar palabra');</text:p>
      <text:p text:style-name="P14"><text:s text:c="4"/>Writeln('3: Salir al menu');</text:p>
      <text:p text:style-name="P14"><text:s text:c="4"/>Writeln('--------------------------------------------------------------------------'); <text:s text:c="3"/></text:p>
      <text:p text:style-name="P14"><text:s text:c="4"/>Writeln('PasaPalabra restantes: ', 3 - pP );</text:p>
      <text:p text:style-name="P14"><text:s text:c="4"/>Writeln('PasaPalabra Usados: ', pP);</text:p>
      <text:p text:style-name="P14"><text:s text:c="4"/>If (ik=1) Then begin</text:p>
      <text:p text:style-name="P14"><text:s text:c="6"/>Writeln('Ronda 1');</text:p>
      <text:p text:style-name="P14"><text:s text:c="4"/>End</text:p>
      <text:p text:style-name="P14"><text:s text:c="4"/>Else Begin</text:p>
      <text:p text:style-name="P14"><text:s text:c="6"/>Writeln('Ronda 2');</text:p>
      <text:p text:style-name="P14"><text:s text:c="4"/>End;</text:p>
      <text:p text:style-name="P14"/>
      <text:p text:style-name="P14"><text:s text:c="4"/>Readln(opcion);</text:p>
      <text:p text:style-name="P14"/>
      <text:p text:style-name="P14"><text:s text:c="4"/></text:p>
      <text:p text:style-name="P14"><text:s text:c="4"/>Case opcion of</text:p>
      <text:p text:style-name="P14"><text:s text:c="6"/>'1': Begin</text:p>
      <text:p text:style-name="P14"><text:s text:c="12"/>If (ik = 2) Then Begin</text:p>
      <text:p text:style-name="P14"><text:s text:c="16"/>Writeln('No se puede usar PP en la 2da ronda');</text:p>
      <text:p text:style-name="P14"><text:s text:c="16"/>readkey;</text:p>
      <text:p text:style-name="P14"><text:s text:c="16"/>clrscr;</text:p>
      <text:p text:style-name="P14"><text:s text:c="12"/>End</text:p>
      <text:p text:style-name="P14"><text:s text:c="12"/>Else Begin</text:p>
      <text:p text:style-name="P14"/>
      <text:p text:style-name="P14"><text:s text:c="14"/>If (pP &lt;3)Then Begin</text:p>
      <text:p text:style-name="P14"><text:s text:c="16"/>PasaPalabra(i,part,Pp);</text:p>
      <text:p text:style-name="P14"><text:s text:c="16"/>clrscr;</text:p>
      <text:p text:style-name="P14"><text:s text:c="16"/>Writeln('PASAPALABRA');</text:p>
      <text:p text:style-name="P14"><text:s text:c="14"/>End</text:p>
      <text:p text:style-name="P14"><text:s text:c="14"/>Else Begin</text:p>
      <text:p text:style-name="P14"><text:s text:c="16"/>Writeln('No le quedan PP, adivine la palabra');</text:p>
      <text:p text:style-name="P14"><text:s text:c="16"/>readkey;</text:p>
      <text:p text:style-name="P14"><text:s text:c="16"/>clrscr;</text:p>
      <text:p text:style-name="P14"/>
      <text:p text:style-name="P14"><text:s text:c="14"/>End; <text:s/></text:p>
      <text:p text:style-name="P14"><text:s text:c="14"/>End;</text:p>
      <text:p text:style-name="P14"><text:s text:c="8"/></text:p>
      <text:p text:style-name="P14"><text:s text:c="12"/></text:p>
      <text:p text:style-name="P14"><text:s text:c="6"/>End;</text:p>
      <text:p text:style-name="P14"><text:s text:c="6"/>'2': begin</text:p>
      <text:p text:style-name="P14"><text:s text:c="12"/>AdivinarPalabra(i, part, correcto);</text:p>
      <text:p text:style-name="P14"><text:s text:c="12"/>pP := 0;</text:p>
      <text:p text:style-name="P14"><text:soft-page-break/><text:s text:c="12"/>If (correcto) Then Begin</text:p>
      <text:p text:style-name="P14"><text:s text:c="14"/>puntaje := CalcPuntaje(puntaje,ik);</text:p>
      <text:p text:style-name="P14"><text:s text:c="14"/>cantPalabras := cantPalabras +1;</text:p>
      <text:p text:style-name="P14"><text:s text:c="12"/>End;</text:p>
      <text:p text:style-name="P14"><text:s text:c="12"/>clrscr; <text:s text:c="9"/></text:p>
      <text:p text:style-name="P14"><text:s text:c="6"/>end; </text:p>
      <text:p text:style-name="P14"><text:s text:c="6"/>'3':begin</text:p>
      <text:p text:style-name="P14"><text:s text:c="8"/>Writeln('Saliendo al menu');</text:p>
      <text:p text:style-name="P14"><text:s text:c="8"/>sal := False;</text:p>
      <text:p text:style-name="P14"><text:s text:c="6"/>end;</text:p>
      <text:p text:style-name="P14"><text:s text:c="6"/>Else Begin</text:p>
      <text:p text:style-name="P14"><text:s text:c="8"/>clrscr;</text:p>
      <text:p text:style-name="P14"><text:s text:c="8"/>Writeln('Opcion incorreta, ingrese de nuevo');</text:p>
      <text:p text:style-name="P14"><text:s text:c="6"/>End;</text:p>
      <text:p text:style-name="P14"><text:s text:c="4"/>End;</text:p>
      <text:p text:style-name="P14">End;</text:p>
      <text:p text:style-name="P14"/>
      <text:p text:style-name="P14"/>
      <text:p text:style-name="P14">// Permite usar Pasapalabra</text:p>
      <text:p text:style-name="P14">Procedure PasaPalabra(Var i : Integer; Var entrada : Tsoporte; Var pP : Integer);</text:p>
      <text:p text:style-name="P14">Begin</text:p>
      <text:p text:style-name="P14"><text:s text:c="2"/>entrada[i].valor := True; // Si se usa PP la palabra pasa a estar disponible p/ ronda 2</text:p>
      <text:p text:style-name="P14"><text:s text:c="2"/>i := i+1;</text:p>
      <text:p text:style-name="P14"><text:s text:c="2"/>pP := pP +1; </text:p>
      <text:p text:style-name="P14">End;</text:p>
      <text:p text:style-name="P14">//Permite Adivinar Palabra, compara con la entrada por el usuario</text:p>
      <text:p text:style-name="P14">Procedure AdivinarPalabra(Var i : Integer; Var entrada : Tsoporte; Var salida : Boolean );</text:p>
      <text:p text:style-name="P14">Var</text:p>
      <text:p text:style-name="P14"><text:s text:c="2"/>pal : String ;</text:p>
      <text:p text:style-name="P14"><text:s text:c="2"/>corriente, corrienteComp : Tpuntero;</text:p>
      <text:p text:style-name="P14"><text:s text:c="2"/>iguales : Boolean;</text:p>
      <text:p text:style-name="P14"><text:s text:c="2"/>listaComp: Lista;</text:p>
      <text:p text:style-name="P14"/>
      <text:p text:style-name="P14">Begin</text:p>
      <text:p text:style-name="P14"><text:s text:c="2"/>iguales := True;</text:p>
      <text:p text:style-name="P14"><text:s text:c="2"/>corriente := entrada[i].palabra.Pri;</text:p>
      <text:p text:style-name="P14"><text:s text:c="2"/>Writeln('-------- Adivinar palabra:--------');</text:p>
      <text:p text:style-name="P14"><text:s text:c="2"/>Writeln(' <text:s text:c="5"/>--- Ingrese palabra: ---');</text:p>
      <text:p text:style-name="P14"><text:s text:c="2"/>readln(pal);</text:p>
      <text:p text:style-name="P14"><text:s text:c="2"/>CargarPalabraEnLista(pal, listaComp) ;</text:p>
      <text:p text:style-name="P14"><text:s text:c="2"/>corrienteComp := listaComp.Pri ;</text:p>
      <text:p text:style-name="P14"/>
      <text:p text:style-name="P14"><text:s text:c="4"/>//Esquema: busqueda mejorado. Modelo MF</text:p>
      <text:p text:style-name="P14"><text:s text:c="4"/>While ((corriente &lt;&gt; nil) and (corrienteComp &lt;&gt; nil) and(iguales)) Do Begin //No fin de sec. y p(n).</text:p>
      <text:p text:style-name="P14"><text:s text:c="10"/>If ( (corriente^).info.caracter &lt;&gt; (corrienteComp^).info.caracter ) Then Begin //Trat. elem. corriente.</text:p>
      <text:p text:style-name="P14"><text:s text:c="12"/>iguales:= False; <text:s/></text:p>
      <text:p text:style-name="P14"><text:s text:c="10"/>End;</text:p>
      <text:p text:style-name="P14"><text:s text:c="10"/>corriente := (corriente^).next; </text:p>
      <text:p text:style-name="P14"><text:s text:c="10"/>corrienteComp := (corrienteComp^).next; // Si hay algun elemento diferente entre las dos listas iguales se pasa a falso</text:p>
      <text:p text:style-name="P14"><text:s text:c="4"/>End; <text:s text:c="9"/></text:p>
      <text:p text:style-name="P14"/>
      <text:p text:style-name="P14"><text:s text:c="7"/>If ((iguales and( corriente = nil ))) Then Begin // Entrada usuario = palabra</text:p>
      <text:p text:style-name="P14"><text:s text:c="8"/>TextColor(Green);</text:p>
      <text:p text:style-name="P14"><text:s text:c="8"/>Writeln('Correcto !---&gt; Siguiente palabra');</text:p>
      <text:p text:style-name="P14"><text:s text:c="8"/>TextColor(White);</text:p>
      <text:p text:style-name="P14"/>
      <text:p text:style-name="P14"><text:s text:c="8"/>salida := True;</text:p>
      <text:p text:style-name="P14"><text:s text:c="8"/>readkey;</text:p>
      <text:p text:style-name="P14"><text:s text:c="8"/>clrscr;</text:p>
      <text:p text:style-name="P14"><text:s text:c="6"/>End <text:s text:c="4"/></text:p>
      <text:p text:style-name="P14"><text:soft-page-break/><text:s text:c="6"/>Else begin <text:s text:c="2"/>// Entrada usuario &lt;&gt; palabra</text:p>
      <text:p text:style-name="P14"><text:s text:c="10"/>Writeln(' ');</text:p>
      <text:p text:style-name="P14"><text:s text:c="10"/>TextColor(Red);</text:p>
      <text:p text:style-name="P14"><text:s text:c="10"/>Writeln('Incorrecto :( ---&gt; Siguiente palabra ');</text:p>
      <text:p text:style-name="P14"><text:s text:c="10"/>TextColor(White);</text:p>
      <text:p text:style-name="P14"><text:s text:c="10"/>readkey;</text:p>
      <text:p text:style-name="P14"><text:s text:c="10"/>clrscr;</text:p>
      <text:p text:style-name="P14"><text:s text:c="6"/>End;</text:p>
      <text:p text:style-name="P14"><text:s text:c="6"/>entrada[i].valor := False;</text:p>
      <text:p text:style-name="P14"><text:s text:c="6"/>i := i + 1;//Obtengo sig. elemento.</text:p>
      <text:p text:style-name="P14"><text:s text:c="8"/></text:p>
      <text:p text:style-name="P14">End;</text:p>
      <text:p text:style-name="P14">//Calcula puntaje partida</text:p>
      <text:p text:style-name="P14">Function CalcPuntaje(entrada : Integer; ronda: integer): integer;</text:p>
      <text:p text:style-name="P14">Begin</text:p>
      <text:p text:style-name="P14"><text:s text:c="2"/>If (ronda = 1 ) Then Begin</text:p>
      <text:p text:style-name="P14"><text:s text:c="4"/>CalcPuntaje := entrada+2;</text:p>
      <text:p text:style-name="P14"><text:s text:c="2"/>End</text:p>
      <text:p text:style-name="P14"><text:s text:c="2"/>Else Begin</text:p>
      <text:p text:style-name="P14"><text:s text:c="4"/>CalcPuntaje := entrada+1;</text:p>
      <text:p text:style-name="P14"><text:s text:c="2"/>End;</text:p>
      <text:p text:style-name="P14">End;</text:p>
      <text:p text:style-name="P14"><text:s/>//Carga en Tipo soporte: obtiene elem de archivo de palabras</text:p>
      <text:p text:style-name="P14">Function CargaTsop(Var archivoPal: TarchPal; valor : Integer): Tsoporte;</text:p>
      <text:p text:style-name="P14">Var</text:p>
      <text:p text:style-name="P14"><text:s text:c="2"/>partida : Tsoporte;</text:p>
      <text:p text:style-name="P14"><text:s text:c="2"/>aux1 : Tpalabra;</text:p>
      <text:p text:style-name="P14"><text:s text:c="2"/>i : Integer;</text:p>
      <text:p text:style-name="P14"><text:s text:c="2"/>indices : Taleatorio;</text:p>
      <text:p text:style-name="P14"/>
      <text:p text:style-name="P14">Begin</text:p>
      <text:p text:style-name="P14"><text:s/>{$I-} <text:s text:c="2"/>// abre archivo</text:p>
      <text:p text:style-name="P14"><text:s/>reset(archivoPal);</text:p>
      <text:p text:style-name="P14"><text:s/>{$I+} <text:s text:c="2"/></text:p>
      <text:p text:style-name="P14"><text:s/>if IOResult=0 <text:s/>then Begin</text:p>
      <text:p text:style-name="P14"><text:s text:c="3"/>indices:= Aleatoria(valor);</text:p>
      <text:p text:style-name="P14"><text:s text:c="3"/>i := 0;</text:p>
      <text:p text:style-name="P14"><text:s text:c="3"/>Seek(archivoPal,indices[i]);</text:p>
      <text:p text:style-name="P14"><text:s text:c="3"/>Read(archivoPal, aux1);</text:p>
      <text:p text:style-name="P14"/>
      <text:p text:style-name="P14"><text:s text:c="4"/>While ((i &lt;= 25) And (Not EOF(archivoPal))) Do Begin</text:p>
      <text:p text:style-name="P14"><text:s text:c="6"/>i:= i+1;</text:p>
      <text:p text:style-name="P14"><text:s text:c="6"/>Seek(archivoPal,indices[i]);</text:p>
      <text:p text:style-name="P14"><text:s text:c="6"/>Read(archivoPal, aux1);</text:p>
      <text:p text:style-name="P14"><text:s text:c="6"/>partida[i] := aux1;</text:p>
      <text:p text:style-name="P14"><text:s text:c="6"/>partida[i].valor := True;</text:p>
      <text:p text:style-name="P14"><text:s text:c="4"/>End;</text:p>
      <text:p text:style-name="P14"><text:s text:c="2"/>End;</text:p>
      <text:p text:style-name="P14"><text:s text:c="4"/>Close(archivoPal);</text:p>
      <text:p text:style-name="P14"><text:s text:c="4"/>CargaTsop := partida;</text:p>
      <text:p text:style-name="P14"/>
      <text:p text:style-name="P14">End;</text:p>
      <text:p text:style-name="P14">//Permite elegir dificultad del juego</text:p>
      <text:p text:style-name="P14">Procedure Dificultad(Var salida : Boolean );</text:p>
      <text:p text:style-name="P14">Var</text:p>
      <text:p text:style-name="P14"><text:s/>entUs : Char;</text:p>
      <text:p text:style-name="P14">Begin</text:p>
      <text:p text:style-name="P14"><text:s text:c="2"/>clrscr;</text:p>
      <text:p text:style-name="P14"><text:s text:c="2"/>Writeln('Juego Facil? S/N');</text:p>
      <text:p text:style-name="P14"><text:s text:c="2"/>Readln(entUs);</text:p>
      <text:p text:style-name="P14"><text:soft-page-break/><text:s text:c="2"/>Case entUs of</text:p>
      <text:p text:style-name="P14"><text:s text:c="4"/>'s': Begin</text:p>
      <text:p text:style-name="P14"><text:s text:c="8"/>salida := True;</text:p>
      <text:p text:style-name="P14"><text:s text:c="8"/>Writeln('Juego Facil');</text:p>
      <text:p text:style-name="P14"><text:s text:c="4"/>End;</text:p>
      <text:p text:style-name="P14"><text:s text:c="4"/>'S': Begin</text:p>
      <text:p text:style-name="P14"><text:s text:c="8"/>salida := True;</text:p>
      <text:p text:style-name="P14"><text:s text:c="8"/>Writeln('Juego Facil');</text:p>
      <text:p text:style-name="P14"><text:s text:c="4"/>End;</text:p>
      <text:p text:style-name="P14"><text:s text:c="4"/>'N': Begin</text:p>
      <text:p text:style-name="P14"><text:s text:c="8"/>salida := False;</text:p>
      <text:p text:style-name="P14"><text:s text:c="8"/>Writeln('Juego dificil');</text:p>
      <text:p text:style-name="P14"/>
      <text:p text:style-name="P14"><text:s text:c="4"/>End;</text:p>
      <text:p text:style-name="P14"><text:s text:c="4"/>'n': Begin</text:p>
      <text:p text:style-name="P14"><text:s text:c="8"/>salida := False;</text:p>
      <text:p text:style-name="P14"><text:s text:c="8"/>Writeln('Juego dificil');</text:p>
      <text:p text:style-name="P14"><text:s text:c="4"/>End;</text:p>
      <text:p text:style-name="P14"><text:s text:c="4"/>Else Begin </text:p>
      <text:p text:style-name="P14"><text:s text:c="6"/>Writeln('Error de ingreso! juego Facil? S/N');</text:p>
      <text:p text:style-name="P14"><text:s text:c="6"/>Readln(entUs); </text:p>
      <text:p text:style-name="P14"/>
      <text:p text:style-name="P14"><text:s text:c="4"/>End;</text:p>
      <text:p text:style-name="P14"><text:s text:c="2"/>End;</text:p>
      <text:p text:style-name="P14">End;</text:p>
      <text:p text:style-name="P14"/>
      <text:p text:style-name="P14">//Escribe puntaje del jugador en el archivo de usuarios</text:p>
      <text:p text:style-name="P14">Procedure EscribePunt(Var archivo1 : Tarch ; jugador : Tusuario);</text:p>
      <text:p text:style-name="P14"><text:s text:c="2"/>Var</text:p>
      <text:p text:style-name="P14"><text:s text:c="2"/>usLocal : Tusuario;</text:p>
      <text:p text:style-name="P14"><text:s text:c="3"/>Begin </text:p>
      <text:p text:style-name="P14"><text:s text:c="2"/></text:p>
      <text:p text:style-name="P14"><text:s text:c="2"/>{$I-} </text:p>
      <text:p text:style-name="P14"><text:s text:c="4"/>Reset(archivo1); //Abre archivo</text:p>
      <text:p text:style-name="P14"><text:s text:c="2"/>{$I+} </text:p>
      <text:p text:style-name="P14"><text:s text:c="2"/></text:p>
      <text:p text:style-name="P14"><text:s text:c="2"/>If (ioresult&lt;&gt;0) then Begin </text:p>
      <text:p text:style-name="P14"><text:s text:c="4"/>Write('Error en el archivo');</text:p>
      <text:p text:style-name="P14"><text:s text:c="2"/>End </text:p>
      <text:p text:style-name="P14"><text:s text:c="2"/>Else Begin// Esquema: R1. Modelo: MI</text:p>
      <text:p text:style-name="P14"><text:s text:c="4"/>While not Eof (archivo1) do begin</text:p>
      <text:p text:style-name="P14"><text:s text:c="6"/>Read (archivo1, usLocal);</text:p>
      <text:p text:style-name="P14"><text:s text:c="4"/>End;</text:p>
      <text:p text:style-name="P14"><text:s text:c="4"/>Write(archivo1,jugador);</text:p>
      <text:p text:style-name="P14"><text:s text:c="2"/>End;</text:p>
      <text:p text:style-name="P14"><text:s text:c="2"/>Close(archivo1);</text:p>
      <text:p text:style-name="P14"><text:s text:c="2"/>End;</text:p>
      <text:p text:style-name="P14"/>
      <text:p text:style-name="P14">//Accion de juego</text:p>
      <text:p text:style-name="P14">Procedure Jugar(user : Tusuario;Var archivo : Tarch; Var archivoPal : TarchPal );</text:p>
      <text:p text:style-name="P14">Var</text:p>
      <text:p text:style-name="P14"><text:s text:c="2"/>palabras : Tsoporte;</text:p>
      <text:p text:style-name="P14"><text:s text:c="2"/>juego : Boolean;</text:p>
      <text:p text:style-name="P14"><text:s text:c="2"/>q,k :Integer;</text:p>
      <text:p text:style-name="P14"><text:s text:c="2"/>salida : Boolean;</text:p>
      <text:p text:style-name="P14"><text:s text:c="2"/>puntos : Integer;</text:p>
      <text:p text:style-name="P14"><text:s text:c="2"/>contPP : integer;</text:p>
      <text:p text:style-name="P14"><text:s text:c="2"/>palCont : Integer;</text:p>
      <text:p text:style-name="P14">Begin</text:p>
      <text:p text:style-name="P14"><text:s text:c="2"/>palabras := CargaTsop(archivoPal,5);</text:p>
      <text:p text:style-name="P14"><text:soft-page-break/><text:s text:c="2"/>dificultad(juego);</text:p>
      <text:p text:style-name="P14"><text:s text:c="2"/>q:=1;</text:p>
      <text:p text:style-name="P14"><text:s text:c="2"/>palCont:= 0;</text:p>
      <text:p text:style-name="P14"><text:s text:c="2"/>k := 1;</text:p>
      <text:p text:style-name="P14"><text:s text:c="2"/>salida := True;</text:p>
      <text:p text:style-name="P14"><text:s text:c="2"/>puntos := 0;</text:p>
      <text:p text:style-name="P14"><text:s text:c="2"/>contPP:=0;</text:p>
      <text:p text:style-name="P14"><text:s text:c="2"/>If (juego) Then begin</text:p>
      <text:p text:style-name="P14"><text:s text:c="4"/>juegoFacil(palabras); // JUEGO FACIL</text:p>
      <text:p text:style-name="P14"><text:s text:c="4"/>While ((k &lt;= 2) and ( salida)) Do Begin</text:p>
      <text:p text:style-name="P14"><text:s text:c="4"/>q :=1;</text:p>
      <text:p text:style-name="P14"><text:s text:c="6"/>While ((q&lt;=m) and ( salida)) Do Begin </text:p>
      <text:p text:style-name="P14"><text:s text:c="11"/></text:p>
      <text:p text:style-name="P14"><text:s text:c="11"/>Writeln('--------------------------------PASAPALABRA-----------------------------------');</text:p>
      <text:p text:style-name="P14"><text:s text:c="11"/>Writeln('Puntaje: ',puntos );</text:p>
      <text:p text:style-name="P14"><text:s text:c="11"/>If (palabras[q].valor) Then Begin</text:p>
      <text:p text:style-name="P14"/>
      <text:p text:style-name="P14"><text:s text:c="14"/>MuestraPal(palabras[q].palabra);</text:p>
      <text:p text:style-name="P14"><text:s text:c="14"/>Writeln(' ');</text:p>
      <text:p text:style-name="P14"><text:s text:c="14"/>Menujuego(q,puntos,contPP,palabras,k,salida,palCont);</text:p>
      <text:p text:style-name="P14"><text:s text:c="12"/>End</text:p>
      <text:p text:style-name="P14"><text:s text:c="12"/>Else Begin</text:p>
      <text:p text:style-name="P14"><text:s text:c="16"/>q := q+1;</text:p>
      <text:p text:style-name="P14"><text:s text:c="12"/>End;</text:p>
      <text:p text:style-name="P14"><text:s text:c="12"/></text:p>
      <text:p text:style-name="P14"><text:s text:c="8"/>End;</text:p>
      <text:p text:style-name="P14"><text:s text:c="6"/>k := k +1; // FIN JUEGO</text:p>
      <text:p text:style-name="P14"><text:s text:c="4"/>End;</text:p>
      <text:p text:style-name="P14"><text:s text:c="3"/></text:p>
      <text:p text:style-name="P14"/>
      <text:p text:style-name="P14"/>
      <text:p text:style-name="P14"><text:s text:c="4"/></text:p>
      <text:p text:style-name="P14"><text:s text:c="2"/>End</text:p>
      <text:p text:style-name="P14"><text:s text:c="2"/>Else Begin</text:p>
      <text:p text:style-name="P14"><text:s text:c="4"/>juegoDif(palabras); //JUEGO DIFICIL</text:p>
      <text:p text:style-name="P14"><text:s text:c="6"/>While ((k &lt;= 2) and ( salida)) Do Begin</text:p>
      <text:p text:style-name="P14"><text:s text:c="10"/>While ((q&lt;=m) and ( salida)) Do Begin</text:p>
      <text:p text:style-name="P14"><text:s text:c="13"/>Writeln('--------------------------------PASAPALABRA-----------------------------------');</text:p>
      <text:p text:style-name="P14"><text:s text:c="13"/>Writeln('Puntaje: ',puntos );</text:p>
      <text:p text:style-name="P14"><text:s text:c="14"/>If (palabras[q].valor) Then Begin</text:p>
      <text:p text:style-name="P14"/>
      <text:p text:style-name="P14"><text:s text:c="14"/>MuestraPal(palabras[q].palabra);</text:p>
      <text:p text:style-name="P14"><text:s text:c="14"/>Writeln(' ');</text:p>
      <text:p text:style-name="P14"><text:s text:c="14"/>Menujuego(q,puntos,contPP,palabras,k,salida,palCont);</text:p>
      <text:p text:style-name="P14"><text:s text:c="12"/>End</text:p>
      <text:p text:style-name="P14"><text:s text:c="12"/>Else Begin</text:p>
      <text:p text:style-name="P14"><text:s text:c="16"/>q := q+1;</text:p>
      <text:p text:style-name="P14"><text:s text:c="12"/>End;</text:p>
      <text:p text:style-name="P14"><text:s text:c="12"/></text:p>
      <text:p text:style-name="P14"><text:s text:c="8"/>End;</text:p>
      <text:p text:style-name="P14"><text:s text:c="6"/>k := k +1; // FIN JUEGO</text:p>
      <text:p text:style-name="P14"/>
      <text:p text:style-name="P14"><text:s text:c="2"/>End;</text:p>
      <text:p text:style-name="P14"><text:s text:c="3"/></text:p>
      <text:p text:style-name="P14"><text:s text:c="2"/>End;</text:p>
      <text:p text:style-name="P14"><text:s text:c="4"/>If ((q = m+1) and (k =3 ) ) Then Begin //Si la partida se completa escribe <text:s/>en el archivo una entrada</text:p>
      <text:p text:style-name="P14"><text:s text:c="5"/>If (puntos &gt; 0 ) Then Begin</text:p>
      <text:p text:style-name="P14"><text:s text:c="6"/>user.puntaje:= puntos;</text:p>
      <text:p text:style-name="P14"><text:s text:c="6"/>clrscr;</text:p>
      <text:p text:style-name="P14"><text:s text:c="6"/>TextColor(Red);</text:p>
      <text:p text:style-name="P14"><text:soft-page-break/><text:s text:c="6"/>Writeln('------------------------- JUEGO TERMINADO-------------------- ');</text:p>
      <text:p text:style-name="P14"><text:s text:c="6"/>TextColor(White);</text:p>
      <text:p text:style-name="P14"><text:s text:c="6"/>Writeln('* <text:s text:c="22"/>Jugador: ',user.nombreUs);</text:p>
      <text:p text:style-name="P14"><text:s text:c="6"/>Writeln('* <text:s text:c="22"/>Puntaje: ', user.puntaje);</text:p>
      <text:p text:style-name="P14"><text:s text:c="6"/>Writeln('* <text:s text:c="22"/>Palabras Acertadas: ', palCont);</text:p>
      <text:p text:style-name="P14"><text:s text:c="6"/>Writeln('* <text:s text:c="20"/>Palabras No Acertadas: ', m-palCont);</text:p>
      <text:p text:style-name="P14"><text:s text:c="6"/>Writeln('------------------------------------------------------------- ');</text:p>
      <text:p text:style-name="P14"><text:s text:c="6"/>Writeln('Presiona cualquier tecla para volver al menu');</text:p>
      <text:p text:style-name="P14"><text:s text:c="6"/>readkey;</text:p>
      <text:p text:style-name="P14"><text:s text:c="6"/>EscribePunt(archivo , user);</text:p>
      <text:p text:style-name="P14"><text:s text:c="6"/>clrscr;</text:p>
      <text:p text:style-name="P14"><text:s text:c="6"/>End</text:p>
      <text:p text:style-name="P14"><text:s text:c="6"/>Else Begin</text:p>
      <text:p text:style-name="P14"><text:s text:c="8"/>Writeln('Su puntaje es 0, no se guardarÃ¡');</text:p>
      <text:p text:style-name="P14"><text:s text:c="6"/>End;</text:p>
      <text:p text:style-name="P14"><text:s text:c="4"/>End;</text:p>
      <text:p text:style-name="P14">End;</text:p>
      <text:p text:style-name="P14"/>
      <text:p text:style-name="P14"/>
      <text:p text:style-name="P14"/>
      <text:p text:style-name="P14">//Fin de UnitPasapalabra</text:p>
      <text:p text:style-name="P14">End.</text:p>
      <text:p text:style-name="P14"/>
      <text:p text:style-name="P14"/>
      <text:p text:style-name="P14"/>
      <text:p text:style-name="P14"/>
      <text:p text:style-name="P14"/>
      <text:p text:style-name="P14"/>
      <text:p text:style-name="P14"/>
      <text:p text:style-name="P14"/>
      <text:p text:style-name="P14"/>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AR" fo:font-style="normal" style:text-underline-style="none" fo:font-weight="normal" style:letter-kerning="true"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es" fo:country="A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Título_20_1" style:display-name="Título 1" style:family="paragraph" style:parent-style-name="Heading" style:next-style-name="Text_20_body" style:default-outline-level="1">
      <style:paragraph-properties fo:hyphenation-ladder-count="no-limit"/>
      <style:text-properties fo:font-weight="bold" style:font-weight-asian="bold" style:font-weight-complex="bold"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Epígrafe"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ítulo"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Subtítulo" style:family="paragraph" style:parent-style-name="Heading" style:next-style-name="Text_20_body">
      <style:paragraph-properties fo:margin-top="0.0417in" fo:margin-bottom="0in" loext:contextual-spacing="false" fo:text-align="center" style:justify-single-word="false" fo:hyphenation-ladder-count="no-limit"/>
      <style:text-properties fo:font-size="18pt" style:font-size-asian="18pt" style:font-size-complex="18pt" fo:hyphenate="false"/>
    </style:style>
    <style:style style:name="Pie_20_de_20_página" style:display-name="Pie de página" style:family="paragraph" style:parent-style-name="Standard">
      <style:paragraph-properties fo:hyphenation-ladder-count="no-limit" text:number-lines="false" text:line-number="0">
        <style:tab-stops>
          <style:tab-stop style:position="3.4626in" style:type="center"/>
          <style:tab-stop style:position="6.9252in" style:type="right"/>
        </style:tab-stops>
      </style:paragraph-properties>
      <style:text-properties fo:hyphenate="false"/>
    </style:style>
    <style:style style:name="Frame_20_contents" style:display-name="Frame contents" style:family="paragraph" style:parent-style-name="Standard" style:class="extra">
      <style:paragraph-properties fo:hyphenation-ladder-count="no-limit"/>
      <style:text-properties fo:hyphenate="false"/>
    </style:style>
    <style:style style:name="Título_20_de_20_índice" style:display-name="Título de índice" style:family="paragraph" style:parent-style-name="Heading">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Endnote" style:family="paragraph" style:parent-style-name="Standard" style:class="extra">
      <style:paragraph-properties fo:margin-left="0.2354in" fo:margin-right="0in" fo:hyphenation-ladder-count="no-limit" fo:text-indent="-0.2354in" style:auto-text-indent="false" text:number-lines="false" text:line-number="0">
        <style:tab-stops/>
      </style:paragraph-properties>
      <style:text-properties fo:font-size="10pt" style:font-size-asian="10pt" style:font-size-complex="10pt"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uente_20_de_20_párrafo_20_predeter." style:display-name="Fuente de párrafo predeter." style:family="text"/>
    <style:style style:name="Endnote_20_Symbol" style:display-name="Endnote Symbol" style:family="text"/>
    <style:style style:name="Endnote_20_anchor" style:display-name="Endnote anchor" style:family="text">
      <style:text-properties style:text-position="super 67%"/>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Wingdings" fo:font-family="Wingdings" style:font-family-generic="system"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Pie_20_de_20_página">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0.7874in" fo:margin-right="0.7874in" style:writing-mode="lr-tb" style:footnote-max-height="0in">
        <style:footnote-sep style:width="0.0071in" style:line-style="solid" style:adjustment="left" style:rel-width="33%" style:color="#000000"/>
      </style:page-layout-properties>
      <style:header-style/>
      <style:footer-style>
        <style:header-footer-properties fo:min-height="0.2874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Usuario</meta:initial-creator>
    <meta:creation-date>2016-12-03T20:37:00Z</meta:creation-date>
    <dc:date>2016-12-05T22:26:16.313022848</dc:date>
    <meta:editing-cycles>17</meta:editing-cycles>
    <meta:editing-duration>PT52M34S</meta:editing-duration>
    <meta:document-statistic meta:table-count="0" meta:image-count="0" meta:object-count="0" meta:page-count="34" meta:paragraph-count="1187" meta:word-count="6601" meta:character-count="49422" meta:non-whitespace-character-count="39091"/>
    <meta:template xlink:type="simple" xlink:actuate="onRequest" xlink:title="" xlink:href="Normal"/>
  </office:meta>
</office:document-meta>
</file>